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, 'Malgun Gothic Semilight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Основной_20_текст_20_3">
      <style:paragraph-properties fo:margin-left="0cm" fo:margin-right="0cm" fo:margin-top="0.302cm" fo:margin-bottom="0.302cm" loext:contextual-spacing="false" fo:line-height="150%" fo:text-indent="1.249cm" style:auto-text-indent="false"/>
      <style:text-properties fo:font-size="12pt" fo:language="ru" fo:country="RU" style:text-underline-style="solid" style:text-underline-width="auto" style:text-underline-color="font-color" fo:font-weight="normal" officeooo:rsid="0031111e" officeooo:paragraph-rsid="0031111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true" fo:line-height="150%" fo:text-align="justify" style:justify-single-word="false" fo:text-indent="1cm" style:auto-text-indent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true" fo:line-height="150%" fo:text-align="justify" style:justify-single-word="false" fo:text-indent="1cm" style:auto-text-indent="false"/>
      <style:text-properties style:font-name="Times New Roman" fo:font-size="12pt" officeooo:paragraph-rsid="000fd673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true" fo:line-height="150%" fo:text-align="justify" style:justify-single-word="false" fo:text-indent="1cm" style:auto-text-indent="false"/>
      <style:text-properties style:font-name="Times New Roman" fo:font-size="12pt" officeooo:paragraph-rsid="00107087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true" fo:line-height="150%" fo:text-align="justify" style:justify-single-word="false" fo:text-indent="1cm" style:auto-text-indent="false"/>
      <style:text-properties style:font-name="Times New Roman" fo:font-size="12pt" officeooo:paragraph-rsid="001324bf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true" fo:line-height="150%" fo:text-align="justify" style:justify-single-word="false" fo:text-indent="1cm" style:auto-text-indent="false"/>
      <style:text-properties style:font-name="Times New Roman" fo:font-size="12pt" officeooo:paragraph-rsid="004d0f5a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true" fo:line-height="150%" fo:text-align="justify" style:justify-single-word="false" fo:text-indent="1cm" style:auto-text-indent="false"/>
      <style:text-properties officeooo:paragraph-rsid="0011a8ea"/>
    </style:style>
    <style:style style:name="P9" style:family="paragraph" style:parent-style-name="Standard">
      <style:paragraph-properties fo:margin-left="0cm" fo:margin-right="0cm" fo:margin-top="0cm" fo:margin-bottom="0cm" loext:contextual-spacing="true" fo:line-height="150%" fo:text-align="justify" style:justify-single-word="false" fo:text-indent="1cm" style:auto-text-indent="false"/>
      <style:text-properties officeooo:paragraph-rsid="004a8e63"/>
    </style:style>
    <style:style style:name="P10" style:family="paragraph" style:parent-style-name="Standard">
      <style:paragraph-properties fo:margin-left="0cm" fo:margin-right="0cm" fo:margin-top="0cm" fo:margin-bottom="0cm" loext:contextual-spacing="true" fo:line-height="150%" fo:text-align="justify" style:justify-single-word="false" fo:text-indent="1cm" style:auto-text-indent="false"/>
      <style:text-properties style:use-window-font-color="true" style:font-name="Times New Roman" fo:font-size="12pt" fo:language="ru" fo:country="RU" officeooo:paragraph-rsid="000e9e62" style:font-name-asian="Times New Roman" style:font-size-asian="12pt" style:font-name-complex="Times New Roman" style:font-size-complex="12pt" style:language-complex="ar" style:country-complex="SA"/>
    </style:style>
    <style:style style:name="P11" style:family="paragraph" style:parent-style-name="Основной_20_текст_20_3">
      <style:paragraph-properties fo:margin-left="0cm" fo:margin-right="0cm" fo:margin-top="0cm" fo:margin-bottom="0cm" loext:contextual-spacing="true" fo:line-height="150%" fo:text-indent="1cm" style:auto-text-indent="false"/>
      <style:text-properties style:font-name="Times New Roman" fo:font-size="12pt" style:font-size-asian="12pt" style:font-size-complex="12pt"/>
    </style:style>
    <style:style style:name="P12" style:family="paragraph" style:parent-style-name="Основной_20_текст_20_3">
      <style:paragraph-properties fo:margin-left="0cm" fo:margin-right="0cm" fo:margin-top="0cm" fo:margin-bottom="0cm" loext:contextual-spacing="true" fo:line-height="150%" fo:text-indent="1cm" style:auto-text-indent="false"/>
      <style:text-properties style:font-name="Times New Roman" fo:font-size="12pt" officeooo:paragraph-rsid="000ccb64" style:font-size-asian="12pt" style:font-size-complex="12pt"/>
    </style:style>
    <style:style style:name="P13" style:family="paragraph" style:parent-style-name="Основной_20_текст_20_3">
      <style:paragraph-properties fo:margin-left="0cm" fo:margin-right="0cm" fo:margin-top="0cm" fo:margin-bottom="0cm" loext:contextual-spacing="true" fo:line-height="150%" fo:text-indent="1cm" style:auto-text-indent="false"/>
      <style:text-properties style:font-name="Times New Roman" fo:font-size="12pt" officeooo:paragraph-rsid="001c77e0" style:font-size-asian="12pt" style:font-size-complex="12pt"/>
    </style:style>
    <style:style style:name="P14" style:family="paragraph" style:parent-style-name="Основной_20_текст_20_3">
      <style:paragraph-properties fo:margin-left="0cm" fo:margin-right="0cm" fo:margin-top="0cm" fo:margin-bottom="0cm" loext:contextual-spacing="true" fo:line-height="150%" fo:text-indent="1cm" style:auto-text-indent="false"/>
      <style:text-properties style:font-name="Times New Roman" fo:font-size="12pt" officeooo:paragraph-rsid="0035d5df" style:font-size-asian="12pt" style:font-size-complex="12pt"/>
    </style:style>
    <style:style style:name="P15" style:family="paragraph" style:parent-style-name="Основной_20_текст_20_3">
      <style:paragraph-properties fo:margin-left="0cm" fo:margin-right="0cm" fo:margin-top="0cm" fo:margin-bottom="0cm" loext:contextual-spacing="true" fo:line-height="150%" fo:text-indent="1cm" style:auto-text-indent="false"/>
    </style:style>
    <style:style style:name="P16" style:family="paragraph" style:parent-style-name="Основной_20_текст_20_3">
      <style:paragraph-properties fo:margin-left="0cm" fo:margin-right="0cm" fo:margin-top="0cm" fo:margin-bottom="0cm" loext:contextual-spacing="true" fo:line-height="150%" fo:text-align="center" style:justify-single-word="false" fo:text-indent="1cm" style:auto-text-indent="false"/>
      <style:text-properties officeooo:paragraph-rsid="002002d3"/>
    </style:style>
    <style:style style:name="P17" style:family="paragraph" style:parent-style-name="Основной_20_текст_20_3">
      <style:paragraph-properties fo:margin-left="0cm" fo:margin-right="0cm" fo:margin-top="0cm" fo:margin-bottom="0cm" loext:contextual-spacing="true" fo:line-height="150%" fo:text-indent="1cm" style:auto-text-indent="false"/>
      <style:text-properties officeooo:paragraph-rsid="001c97c7"/>
    </style:style>
    <style:style style:name="P18" style:family="paragraph" style:parent-style-name="Основной_20_текст_20_3">
      <style:paragraph-properties fo:margin-left="0cm" fo:margin-right="0cm" fo:margin-top="0cm" fo:margin-bottom="0cm" loext:contextual-spacing="true" fo:line-height="150%" fo:text-indent="1cm" style:auto-text-indent="false"/>
      <style:text-properties officeooo:paragraph-rsid="001ed13b"/>
    </style:style>
    <style:style style:name="P19" style:family="paragraph" style:parent-style-name="Основной_20_текст_20_3">
      <style:paragraph-properties fo:margin-left="0cm" fo:margin-right="0cm" fo:margin-top="0cm" fo:margin-bottom="0cm" loext:contextual-spacing="true" fo:line-height="150%" fo:text-indent="1cm" style:auto-text-indent="false"/>
      <style:text-properties officeooo:paragraph-rsid="0021afdd"/>
    </style:style>
    <style:style style:name="P20" style:family="paragraph" style:parent-style-name="Основной_20_текст_20_3">
      <style:paragraph-properties fo:margin-left="0cm" fo:margin-right="0cm" fo:margin-top="0cm" fo:margin-bottom="0cm" loext:contextual-spacing="true" fo:line-height="150%" fo:text-indent="1cm" style:auto-text-indent="false"/>
      <style:text-properties officeooo:paragraph-rsid="00248fa7"/>
    </style:style>
    <style:style style:name="P21" style:family="paragraph" style:parent-style-name="Основной_20_текст_20_3">
      <style:paragraph-properties fo:margin-left="0cm" fo:margin-right="0cm" fo:margin-top="0cm" fo:margin-bottom="0cm" loext:contextual-spacing="true" fo:line-height="150%" fo:text-indent="1cm" style:auto-text-indent="false"/>
      <style:text-properties officeooo:paragraph-rsid="002bca9d"/>
    </style:style>
    <style:style style:name="P22" style:family="paragraph" style:parent-style-name="Основной_20_текст_20_3">
      <style:paragraph-properties fo:margin-left="0cm" fo:margin-right="0cm" fo:margin-top="0cm" fo:margin-bottom="0cm" loext:contextual-spacing="true" fo:line-height="150%" fo:text-indent="1cm" style:auto-text-indent="false"/>
      <style:text-properties officeooo:paragraph-rsid="0026c135"/>
    </style:style>
    <style:style style:name="P23" style:family="paragraph" style:parent-style-name="Основной_20_текст_20_3">
      <style:paragraph-properties fo:margin-left="0cm" fo:margin-right="0cm" fo:margin-top="0cm" fo:margin-bottom="0cm" loext:contextual-spacing="true" fo:line-height="150%" fo:text-indent="1cm" style:auto-text-indent="false"/>
      <style:text-properties officeooo:paragraph-rsid="0057244c"/>
    </style:style>
    <style:style style:name="P24" style:family="paragraph" style:parent-style-name="Основной_20_текст_20_3">
      <style:paragraph-properties fo:margin-left="0cm" fo:margin-right="0cm" fo:margin-top="0cm" fo:margin-bottom="0cm" loext:contextual-spacing="true" fo:line-height="150%" fo:text-indent="1cm" style:auto-text-indent="false"/>
      <style:text-properties officeooo:paragraph-rsid="0058b262"/>
    </style:style>
    <style:style style:name="P25" style:family="paragraph" style:parent-style-name="Основной_20_текст_20_с_20_отступом_20_2">
      <style:paragraph-properties fo:margin-left="0cm" fo:margin-right="0cm" fo:margin-top="0cm" fo:margin-bottom="0cm" loext:contextual-spacing="true" fo:line-height="150%" fo:text-indent="1cm" style:auto-text-indent="false"/>
      <style:text-properties officeooo:paragraph-rsid="0054314e"/>
    </style:style>
    <style:style style:name="P26" style:family="paragraph" style:parent-style-name="Основной_20_текст_20_с_20_отступом_20_2">
      <style:paragraph-properties fo:margin-left="0cm" fo:margin-right="0cm" fo:margin-top="0cm" fo:margin-bottom="0cm" loext:contextual-spacing="true" fo:line-height="150%" fo:text-indent="1cm" style:auto-text-indent="false"/>
      <style:text-properties style:font-name="Times New Roman" fo:font-size="12pt" officeooo:paragraph-rsid="0054314e" style:font-size-asian="12pt" style:font-size-complex="12pt"/>
    </style:style>
    <style:style style:name="P27" style:family="paragraph" style:parent-style-name="Основной_20_текст_20_с_20_отступом_20_3">
      <style:paragraph-properties fo:margin-left="0cm" fo:margin-right="0cm" fo:margin-top="0cm" fo:margin-bottom="0cm" loext:contextual-spacing="true" fo:line-height="150%" fo:text-indent="1cm" style:auto-text-indent="false"/>
      <style:text-properties style:font-name="Times New Roman" fo:font-size="12pt" style:font-size-asian="12pt" style:font-size-complex="12pt"/>
    </style:style>
    <style:style style:name="P28" style:family="paragraph" style:parent-style-name="Основной_20_текст_20_с_20_отступом_20_3">
      <style:paragraph-properties fo:margin-left="0cm" fo:margin-right="0cm" fo:margin-top="0cm" fo:margin-bottom="0cm" loext:contextual-spacing="true" fo:line-height="150%" fo:text-align="justify" style:justify-single-word="false" fo:text-indent="1cm" style:auto-text-indent="false" style:text-autospace="none" style:punctuation-wrap="simple" style:vertical-align="baseline"/>
      <style:text-properties style:font-name="Times New Roman" fo:font-size="12pt" style:font-size-asian="12pt" style:font-size-complex="12pt"/>
    </style:style>
    <style:style style:name="P29" style:family="paragraph" style:parent-style-name="Основной_20_текст_20_с_20_отступом_20_3">
      <style:paragraph-properties fo:margin-left="0cm" fo:margin-right="0cm" fo:margin-top="0cm" fo:margin-bottom="0cm" loext:contextual-spacing="true" fo:line-height="150%" fo:text-indent="1cm" style:auto-text-indent="false"/>
      <style:text-properties style:use-window-font-color="true" style:font-name="Times New Roman" fo:font-size="12pt" fo:language="ru" fo:country="RU" officeooo:paragraph-rsid="000e9e62" style:font-name-asian="Times New Roman" style:font-size-asian="12pt" style:font-name-complex="Times New Roman" style:font-size-complex="12pt" style:language-complex="ar" style:country-complex="SA"/>
    </style:style>
    <style:style style:name="P30" style:family="paragraph" style:parent-style-name="Text_20_body">
      <style:paragraph-properties fo:margin-left="0cm" fo:margin-right="0cm" fo:margin-top="0cm" fo:margin-bottom="0cm" loext:contextual-spacing="true" fo:line-height="150%" fo:text-align="justify" style:justify-single-word="false" fo:text-indent="1cm" style:auto-text-indent="false"/>
    </style:style>
    <style:style style:name="P31" style:family="paragraph" style:parent-style-name="Абзац_20_списка">
      <style:paragraph-properties fo:margin-left="0cm" fo:margin-right="0cm" fo:margin-top="0cm" fo:margin-bottom="0cm" loext:contextual-spacing="true" fo:line-height="150%" fo:text-align="justify" style:justify-single-word="false" fo:text-indent="1cm" style:auto-text-indent="false"/>
      <style:text-properties style:use-window-font-color="true" style:font-name="Times New Roman" fo:font-size="12pt" fo:language="ru" fo:country="RU" officeooo:paragraph-rsid="000e9e62" style:font-name-asian="Times New Roman" style:font-size-asian="12pt" style:font-name-complex="Times New Roman" style:font-size-complex="12pt" style:language-complex="ar" style:country-complex="SA"/>
    </style:style>
    <style:style style:name="P32" style:family="paragraph" style:parent-style-name="Основной_20_текст_20_3">
      <style:paragraph-properties fo:margin-left="0cm" fo:margin-right="0cm" fo:margin-top="0.101cm" fo:margin-bottom="0.101cm" loext:contextual-spacing="true" fo:line-height="150%" fo:text-indent="1cm" style:auto-text-indent="false"/>
      <style:text-properties style:font-name="Times New Roman" fo:font-size="12pt" officeooo:paragraph-rsid="00248fa7" style:font-size-asian="12pt" style:font-size-complex="12pt"/>
    </style:style>
    <style:style style:name="P33" style:family="paragraph" style:parent-style-name="Основной_20_текст_20_3">
      <style:paragraph-properties fo:margin-left="0cm" fo:margin-right="0cm" fo:margin-top="0.302cm" fo:margin-bottom="0.302cm" loext:contextual-spacing="true" fo:line-height="150%" fo:text-indent="1cm" style:auto-text-indent="false"/>
      <style:text-properties style:font-name="Times New Roman" fo:font-size="12pt" officeooo:paragraph-rsid="001e3449" style:font-size-asian="12pt" style:font-size-complex="12pt"/>
    </style:style>
    <style:style style:name="P34" style:family="paragraph" style:parent-style-name="Footer">
      <loext:graphic-properties draw:fill="none"/>
      <style:paragraph-properties fo:margin-left="0cm" fo:margin-right="0cm" fo:margin-top="0cm" fo:margin-bottom="0cm" loext:contextual-spacing="true" fo:line-height="150%" fo:text-align="center" style:justify-single-word="false" fo:orphans="2" fo:widows="2" fo:text-indent="0cm" style:auto-text-indent="false" fo:background-color="transparent" style:text-autospace="none" style:punctuation-wrap="simple" style:vertical-align="baseline" style:writing-mode="lr-tb">
        <style:tab-stops/>
      </style:paragraph-properties>
      <style:text-properties officeooo:paragraph-rsid="0021afdd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true" fo:line-height="150%" fo:text-align="center" style:justify-single-word="false" fo:orphans="2" fo:widows="2" fo:text-indent="0cm" style:auto-text-indent="false" fo:background-color="transparent" style:writing-mode="lr-tb"/>
      <style:text-properties officeooo:paragraph-rsid="0021afdd"/>
    </style:style>
    <style:style style:name="P36" style:family="paragraph" style:parent-style-name="Основной_20_текст_20_с_20_отступом_20_2">
      <loext:graphic-properties draw:fill="none"/>
      <style:paragraph-properties fo:margin-left="0cm" fo:margin-right="0cm" fo:margin-top="0cm" fo:margin-bottom="0cm" loext:contextual-spacing="true" fo:line-height="150%" fo:text-align="center" style:justify-single-word="false" fo:orphans="2" fo:widows="2" fo:text-indent="0cm" style:auto-text-indent="false" fo:background-color="transparent" style:writing-mode="lr-tb"/>
      <style:text-properties officeooo:paragraph-rsid="0021afdd"/>
    </style:style>
    <style:style style:name="P37" style:family="paragraph" style:parent-style-name="Основной_20_текст_20_с_20_отступом_20_2">
      <style:paragraph-properties fo:margin-left="0cm" fo:margin-right="0cm" fo:margin-top="0cm" fo:margin-bottom="0cm" loext:contextual-spacing="true" fo:line-height="150%" fo:text-indent="1cm" style:auto-text-indent="false"/>
      <style:text-properties fo:color="#000000" style:font-name="Times New Roman" fo:font-size="12pt" officeooo:rsid="0054314e" officeooo:paragraph-rsid="0054314e" style:font-size-asian="12pt" style:font-size-complex="12pt"/>
    </style:style>
    <style:style style:name="P38" style:family="paragraph" style:parent-style-name="Standard" style:list-style-name="L1">
      <loext:graphic-properties draw:fill="none"/>
      <style:paragraph-properties fo:margin-left="0cm" fo:margin-right="0cm" fo:margin-top="0.302cm" fo:margin-bottom="0.302cm" loext:contextual-spacing="false" fo:line-height="150%" fo:orphans="2" fo:widows="2" fo:text-indent="1cm" style:auto-text-indent="false" fo:background-color="transparent" style:text-autospace="none" style:punctuation-wrap="simple" style:vertical-align="baseline" style:writing-mode="lr-tb"/>
      <style:text-properties officeooo:paragraph-rsid="0031111e"/>
    </style:style>
    <style:style style:name="P39" style:family="paragraph" style:parent-style-name="Standard" style:list-style-name="WWNum1" style:master-page-name="">
      <loext:graphic-properties draw:fill="none"/>
      <style:paragraph-properties fo:margin-left="0cm" fo:margin-right="0cm" fo:line-height="150%" fo:orphans="2" fo:widows="2" fo:text-indent="1cm" style:auto-text-indent="false" style:page-number="auto" fo:background-color="transparent" style:text-autospace="none" style:punctuation-wrap="simple" style:vertical-align="baseline" style:writing-mode="lr-tb"/>
      <style:text-properties fo:color="#000000" fo:font-size="12pt" fo:language="ru" fo:country="RU" fo:font-weight="normal" officeooo:rsid="0031111e" officeooo:paragraph-rsid="0031111e" style:font-size-asian="12pt" style:font-weight-asian="normal" style:font-name-complex="Times New Roman" style:font-size-complex="12pt" style:font-weight-complex="normal"/>
    </style:style>
    <style:style style:name="P40" style:family="paragraph" style:parent-style-name="Standard" style:list-style-name="WWNum1" style:master-page-name="">
      <loext:graphic-properties draw:fill="none"/>
      <style:paragraph-properties fo:margin-left="0cm" fo:margin-right="0cm" fo:line-height="150%" fo:orphans="2" fo:widows="2" fo:text-indent="1cm" style:auto-text-indent="false" style:page-number="auto" fo:background-color="transparent" style:text-autospace="none" style:punctuation-wrap="simple" style:vertical-align="baseline" style:writing-mode="lr-tb"/>
      <style:text-properties fo:color="#000000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P41" style:family="paragraph" style:parent-style-name="Standard" style:list-style-name="WWNum1" style:master-page-name="">
      <loext:graphic-properties draw:fill="none"/>
      <style:paragraph-properties fo:margin-left="0cm" fo:margin-right="0cm" fo:line-height="150%" fo:orphans="2" fo:widows="2" fo:text-indent="1cm" style:auto-text-indent="false" style:page-number="auto" fo:background-color="transparent" style:text-autospace="none" style:punctuation-wrap="simple" style:vertical-align="baseline" style:writing-mode="lr-tb"/>
      <style:text-properties fo:color="#000000" fo:font-size="12pt" fo:language="ru" fo:country="RU" fo:font-weight="normal" style:font-size-asian="12pt" style:font-weight-asian="normal" style:font-name-complex="Times New Roman" style:font-size-complex="12pt" style:language-complex="en" style:country-complex="US" style:font-weight-complex="normal"/>
    </style:style>
    <style:style style:name="P42" style:family="paragraph" style:parent-style-name="Standard" style:list-style-name="L1">
      <style:paragraph-properties fo:line-height="150%" style:writing-mode="lr-tb"/>
      <style:text-properties style:font-name="Times New Roman" fo:font-size="12pt" style:font-size-asian="12pt" style:font-size-complex="12pt"/>
    </style:style>
    <style:style style:name="P43" style:family="paragraph" style:parent-style-name="Standard" style:list-style-name="L1">
      <style:paragraph-properties fo:line-height="150%" style:writing-mode="lr-tb"/>
      <style:text-properties fo:color="#000000" style:font-name="Times New Roman" fo:font-size="12pt" fo:language="ru" fo:country="RU" fo:font-weight="normal" style:font-size-asian="12pt" style:font-weight-asian="normal" style:font-name-complex="Arial2" style:font-size-complex="12pt"/>
    </style:style>
    <style:style style:name="P44" style:family="paragraph" style:parent-style-name="Standard" style:list-style-name="L1">
      <style:paragraph-properties fo:line-height="150%" style:writing-mode="lr-tb"/>
      <style:text-properties fo:color="#000000" style:font-name="Times New Roman" fo:font-size="12pt" fo:language="ru" fo:country="RU" fo:font-weight="normal" style:font-size-asian="12pt" style:font-weight-asian="normal" style:font-name-complex="Arial2" style:font-size-complex="12pt" style:language-complex="en" style:country-complex="US"/>
    </style:style>
    <style:style style:name="P45" style:family="paragraph" style:parent-style-name="Standard" style:list-style-name="L1">
      <style:paragraph-properties fo:margin-left="0cm" fo:margin-right="0cm" fo:margin-top="0.302cm" fo:margin-bottom="0.302cm" loext:contextual-spacing="false" fo:line-height="150%" fo:text-indent="0cm" style:auto-text-indent="false" style:writing-mode="lr-tb"/>
      <style:text-properties style:font-name="Times New Roman" fo:font-size="12pt" style:font-size-asian="12pt" style:font-size-complex="12pt"/>
    </style:style>
    <style:style style:name="P46" style:family="paragraph" style:parent-style-name="Standard" style:list-style-name="L1">
      <style:paragraph-properties fo:margin-left="0cm" fo:margin-right="0cm" fo:line-height="150%" fo:text-indent="0cm" style:auto-text-indent="false" style:writing-mode="lr-tb"/>
      <style:text-properties fo:color="#000000" style:font-name="Times New Roman" fo:font-size="12pt" fo:language="ru" fo:country="RU" style:text-underline-style="solid" style:text-underline-width="auto" style:text-underline-color="font-color" fo:font-weight="normal" style:font-size-asian="12pt" style:font-weight-asian="normal" style:font-name-complex="Times New Roman" style:font-size-complex="12pt"/>
    </style:style>
    <style:style style:name="P47" style:family="paragraph" style:parent-style-name="Standard" style:list-style-name="L1">
      <style:paragraph-properties fo:margin-left="0.847cm" fo:margin-right="0cm" fo:line-height="150%" fo:text-indent="-0.847cm" style:auto-text-indent="false" style:writing-mode="lr-tb"/>
      <style:text-properties fo:color="#000000" style:font-name="Times New Roman" fo:font-size="12pt" fo:language="en" fo:country="US" fo:font-weight="normal" style:font-size-asian="12pt" style:font-weight-asian="normal" style:font-size-complex="12pt"/>
    </style:style>
    <style:style style:name="P48" style:family="paragraph" style:parent-style-name="Text_20_body_20_indent">
      <style:paragraph-properties fo:margin-left="0cm" fo:margin-right="0cm" fo:margin-top="0cm" fo:margin-bottom="0cm" loext:contextual-spacing="true" fo:line-height="150%" fo:text-indent="1cm" style:auto-text-indent="false"/>
      <style:text-properties officeooo:paragraph-rsid="0062ae6f"/>
    </style:style>
    <style:style style:name="P49" style:family="paragraph" style:parent-style-name="Основной_20_текст_20_3">
      <style:paragraph-properties fo:margin-left="0cm" fo:margin-right="0cm" fo:margin-top="0cm" fo:margin-bottom="0cm" loext:contextual-spacing="true" fo:line-height="150%" fo:text-indent="1cm" style:auto-text-indent="false"/>
      <style:text-properties style:font-name="Times New Roman" fo:font-size="12pt" officeooo:rsid="0054314e" officeooo:paragraph-rsid="0054314e" style:font-size-asian="12pt" style:font-size-complex="12pt"/>
    </style:style>
    <style:style style:name="P50" style:family="paragraph" style:parent-style-name="Основной_20_текст_20_3">
      <style:paragraph-properties fo:margin-left="0cm" fo:margin-right="0cm" fo:margin-top="0cm" fo:margin-bottom="0cm" loext:contextual-spacing="true" fo:line-height="150%" fo:text-indent="1cm" style:auto-text-indent="false"/>
      <style:text-properties style:font-name="Times New Roman" fo:font-size="12pt" officeooo:rsid="005bdee1" officeooo:paragraph-rsid="005bdee1" style:font-size-asian="12pt" style:font-size-complex="12pt"/>
    </style:style>
    <style:style style:name="P51" style:family="paragraph" style:parent-style-name="Основной_20_текст_20_3">
      <style:paragraph-properties fo:margin-left="0cm" fo:margin-right="0cm" fo:margin-top="0cm" fo:margin-bottom="0cm" loext:contextual-spacing="true" fo:line-height="150%" fo:text-indent="1cm" style:auto-text-indent="false"/>
    </style:style>
    <style:style style:name="P52" style:family="paragraph" style:parent-style-name="Основной_20_текст_20_3">
      <style:paragraph-properties fo:margin-left="0cm" fo:margin-right="0cm" fo:margin-top="0cm" fo:margin-bottom="0cm" loext:contextual-spacing="true" fo:line-height="150%" fo:text-indent="1cm" style:auto-text-indent="false"/>
      <style:text-properties officeooo:paragraph-rsid="0057798c"/>
    </style:style>
    <style:style style:name="P53" style:family="paragraph" style:parent-style-name="Основной_20_текст_20_3">
      <style:paragraph-properties fo:margin-left="0cm" fo:margin-right="0cm" fo:margin-top="0cm" fo:margin-bottom="0cm" loext:contextual-spacing="true" fo:line-height="150%" fo:text-indent="1cm" style:auto-text-indent="false"/>
      <style:text-properties officeooo:paragraph-rsid="00258002"/>
    </style:style>
    <style:style style:name="P54" style:family="paragraph" style:parent-style-name="Основной_20_текст_20_3" style:master-page-name="Standard">
      <style:paragraph-properties fo:margin-left="0cm" fo:margin-right="0cm" fo:margin-top="0cm" fo:margin-bottom="0cm" loext:contextual-spacing="true" fo:line-height="150%" fo:text-indent="1cm" style:auto-text-indent="false" style:page-number="auto"/>
      <style:text-properties officeooo:paragraph-rsid="0060ff9c"/>
    </style:style>
    <style:style style:name="P55" style:family="paragraph" style:parent-style-name="Основной_20_текст_20_3">
      <style:paragraph-properties fo:margin-left="0cm" fo:margin-right="0cm" fo:line-height="150%" fo:text-indent="1.249cm" style:auto-text-indent="false"/>
      <style:text-properties fo:language="ru" fo:country="RU" officeooo:paragraph-rsid="0031111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color="#000000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fo:color="#000000" style:font-name="Times New Roman" fo:font-size="12pt" style:font-size-asian="12pt" style:font-size-complex="12pt"/>
    </style:style>
    <style:style style:name="T6" style:family="text">
      <style:text-properties fo:color="#000000" style:font-name="Times New Roman" fo:font-size="12pt" officeooo:rsid="0054314e" style:font-size-asian="12pt" style:font-size-complex="12pt"/>
    </style:style>
    <style:style style:name="T7" style:family="text">
      <style:text-properties fo:color="#000000" style:font-name="Times New Roman" fo:font-size="12pt" officeooo:rsid="001d5cfb" style:font-size-asian="12pt" style:font-size-complex="12pt"/>
    </style:style>
    <style:style style:name="T8" style:family="text">
      <style:text-properties fo:color="#000000" style:font-name="Times New Roman" fo:font-size="12pt" officeooo:rsid="0062ae6f" style:font-size-asian="12pt" style:font-size-complex="12pt"/>
    </style:style>
    <style:style style:name="T9" style:family="text">
      <style:text-properties fo:color="#000000" style:font-name="Times New Roman" fo:font-size="12pt" fo:language="ru" fo:country="RU" style:text-underline-style="solid" style:text-underline-width="auto" style:text-underline-color="font-color" fo:font-weight="normal" officeooo:rsid="0031111e" style:font-size-asian="12pt" style:font-weight-asian="normal" style:font-size-complex="12pt"/>
    </style:style>
    <style:style style:name="T10" style:family="text">
      <style:text-properties fo:color="#000000" style:font-name="Times New Roman" fo:font-size="12pt" fo:language="ru" fo:country="RU" style:text-underline-style="solid" style:text-underline-width="auto" style:text-underline-color="font-color" fo:font-weight="normal" officeooo:rsid="0031111e" style:font-size-asian="12pt" style:font-weight-asian="normal" style:font-name-complex="Times New Roman" style:font-size-complex="12pt"/>
    </style:style>
    <style:style style:name="T11" style:family="text">
      <style:text-properties fo:color="#000000" style:font-name="Times New Roman" fo:font-size="12pt" fo:language="ru" fo:country="RU" officeooo:rsid="0054314e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fo:color="#000000" style:font-name="Times New Roman" fo:font-size="12pt" fo:language="ru" fo:country="RU" officeooo:rsid="0057798c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fo:color="#000000" style:font-name="Times New Roman" fo:font-size="12pt" fo:language="en" fo:country="US" officeooo:rsid="0007b522" style:font-size-asian="12pt" style:font-size-complex="12pt"/>
    </style:style>
    <style:style style:name="T14" style:family="text">
      <style:text-properties fo:color="#000000" fo:language="ru" fo:country="RU" fo:font-weight="normal" style:font-weight-asian="normal"/>
    </style:style>
    <style:style style:name="T15" style:family="text">
      <style:text-properties fo:color="#000000" fo:language="ru" fo:country="RU" fo:font-weight="normal" style:font-weight-asian="normal" style:font-name-complex="Arial2"/>
    </style:style>
    <style:style style:name="T16" style:family="text">
      <style:text-properties fo:color="#000000" fo:language="ru" fo:country="RU" fo:font-weight="normal" style:font-weight-asian="normal" style:font-name-complex="Arial2" style:language-complex="en" style:country-complex="US"/>
    </style:style>
    <style:style style:name="T17" style:family="text">
      <style:text-properties fo:color="#000000" fo:language="ru" fo:country="RU" style:text-underline-style="solid" style:text-underline-width="auto" style:text-underline-color="font-color" fo:font-weight="normal" style:font-weight-asian="normal" style:font-name-complex="Times New Roman"/>
    </style:style>
    <style:style style:name="T18" style:family="text">
      <style:text-properties fo:color="#000000" fo:language="ru" fo:country="RU" style:text-underline-style="solid" style:text-underline-width="auto" style:text-underline-color="font-color" fo:font-weight="normal" style:font-weight-asian="normal" style:font-name-complex="Times New Roman" style:language-complex="en" style:country-complex="US"/>
    </style:style>
    <style:style style:name="T19" style:family="text">
      <style:text-properties fo:color="#000000" officeooo:rsid="0053bd10"/>
    </style:style>
    <style:style style:name="T20" style:family="text">
      <style:text-properties fo:color="#000000" officeooo:rsid="0054314e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italic" style:font-style-asian="italic" style:font-style-complex="italic"/>
    </style:style>
    <style:style style:name="T23" style:family="text">
      <style:text-properties style:text-position="sub 58%" fo:font-size="14pt" fo:language="en" fo:country="US" fo:font-weight="bold" style:font-size-asian="14pt" style:font-weight-asian="bold"/>
    </style:style>
    <style:style style:name="T24" style:family="text">
      <style:text-properties style:text-position="sub 58%" style:font-name="Times New Roman" fo:font-size="12pt" style:font-size-asian="12pt" style:font-size-complex="12pt"/>
    </style:style>
    <style:style style:name="T25" style:family="text">
      <style:text-properties style:font-name="Times New Roman"/>
    </style:style>
    <style:style style:name="T26" style:family="text">
      <style:text-properties style:font-name="Times New Roman" fo:font-size="12pt" style:font-size-asian="12pt" style:font-size-complex="12pt"/>
    </style:style>
    <style:style style:name="T27" style:family="text">
      <style:text-properties style:font-name="Times New Roman" fo:font-size="12pt" officeooo:rsid="000a6a57" style:font-size-asian="12pt" style:font-size-complex="12pt"/>
    </style:style>
    <style:style style:name="T28" style:family="text">
      <style:text-properties style:font-name="Times New Roman" fo:font-size="12pt" officeooo:rsid="001c97c7" style:font-size-asian="12pt" style:font-size-complex="12pt"/>
    </style:style>
    <style:style style:name="T29" style:family="text">
      <style:text-properties style:font-name="Times New Roman" fo:font-size="12pt" officeooo:rsid="001eb432" style:font-size-asian="12pt" style:font-size-complex="12pt"/>
    </style:style>
    <style:style style:name="T30" style:family="text">
      <style:text-properties style:font-name="Times New Roman" fo:font-size="12pt" officeooo:rsid="001ed13b" style:font-size-asian="12pt" style:font-size-complex="12pt"/>
    </style:style>
    <style:style style:name="T31" style:family="text">
      <style:text-properties style:font-name="Times New Roman" fo:font-size="12pt" officeooo:rsid="002002d3" style:font-size-asian="12pt" style:font-size-complex="12pt"/>
    </style:style>
    <style:style style:name="T32" style:family="text">
      <style:text-properties style:font-name="Times New Roman" fo:font-size="12pt" officeooo:rsid="0021afdd" style:font-size-asian="12pt" style:font-size-complex="12pt"/>
    </style:style>
    <style:style style:name="T33" style:family="text">
      <style:text-properties style:font-name="Times New Roman" fo:font-size="12pt" officeooo:rsid="00258002" style:font-size-asian="12pt" style:font-size-complex="12pt"/>
    </style:style>
    <style:style style:name="T34" style:family="text">
      <style:text-properties style:font-name="Times New Roman" fo:font-size="12pt" officeooo:rsid="0027fb8b" style:font-size-asian="12pt" style:font-size-complex="12pt"/>
    </style:style>
    <style:style style:name="T35" style:family="text">
      <style:text-properties style:font-name="Times New Roman" fo:font-size="12pt" officeooo:rsid="00290da2" style:font-size-asian="12pt" style:font-size-complex="12pt"/>
    </style:style>
    <style:style style:name="T36" style:family="text">
      <style:text-properties style:font-name="Times New Roman" fo:font-size="12pt" officeooo:rsid="002bca9d" style:font-size-asian="12pt" style:font-size-complex="12pt"/>
    </style:style>
    <style:style style:name="T37" style:family="text">
      <style:text-properties style:font-name="Times New Roman" fo:font-size="12pt" officeooo:rsid="002d2385" style:font-size-asian="12pt" style:font-size-complex="12pt"/>
    </style:style>
    <style:style style:name="T38" style:family="text">
      <style:text-properties style:font-name="Times New Roman" fo:font-size="12pt" officeooo:rsid="0026c135" style:font-size-asian="12pt" style:font-size-complex="12pt"/>
    </style:style>
    <style:style style:name="T39" style:family="text">
      <style:text-properties style:font-name="Times New Roman" fo:font-size="12pt" officeooo:rsid="004fbeab" style:font-size-asian="12pt" style:font-size-complex="12pt"/>
    </style:style>
    <style:style style:name="T40" style:family="text">
      <style:text-properties style:font-name="Times New Roman" fo:font-size="12pt" officeooo:rsid="005208ca" style:font-size-asian="12pt" style:font-size-complex="12pt"/>
    </style:style>
    <style:style style:name="T41" style:family="text">
      <style:text-properties style:font-name="Times New Roman" fo:font-size="12pt" officeooo:rsid="0052a0a0" style:font-size-asian="12pt" style:font-size-complex="12pt"/>
    </style:style>
    <style:style style:name="T42" style:family="text">
      <style:text-properties style:font-name="Times New Roman" fo:font-size="12pt" officeooo:rsid="0054314e" style:font-size-asian="12pt" style:font-size-complex="12pt"/>
    </style:style>
    <style:style style:name="T43" style:family="text">
      <style:text-properties style:font-name="Times New Roman" fo:font-size="12pt" officeooo:rsid="0057244c" style:font-size-asian="12pt" style:font-size-complex="12pt"/>
    </style:style>
    <style:style style:name="T44" style:family="text">
      <style:text-properties style:font-name="Times New Roman" fo:font-size="12pt" officeooo:rsid="0057798c" style:font-size-asian="12pt" style:font-size-complex="12pt"/>
    </style:style>
    <style:style style:name="T45" style:family="text">
      <style:text-properties style:font-name="Times New Roman" fo:font-size="12pt" officeooo:rsid="0058b262" style:font-size-asian="12pt" style:font-size-complex="12pt"/>
    </style:style>
    <style:style style:name="T46" style:family="text">
      <style:text-properties style:font-name="Times New Roman" fo:font-size="12pt" officeooo:rsid="005915f4" style:font-size-asian="12pt" style:font-size-complex="12pt"/>
    </style:style>
    <style:style style:name="T47" style:family="text">
      <style:text-properties style:font-name="Times New Roman" fo:font-size="12pt" officeooo:rsid="005abf7e" style:font-size-asian="12pt" style:font-size-complex="12pt"/>
    </style:style>
    <style:style style:name="T48" style:family="text">
      <style:text-properties style:font-name="Times New Roman" fo:font-size="12pt" officeooo:rsid="0011a8ea" style:font-size-asian="12pt" style:font-size-complex="12pt"/>
    </style:style>
    <style:style style:name="T49" style:family="text">
      <style:text-properties style:font-name="Times New Roman" fo:font-size="12pt" officeooo:rsid="0014bc7f" style:font-size-asian="12pt" style:font-size-complex="12pt"/>
    </style:style>
    <style:style style:name="T50" style:family="text">
      <style:text-properties style:font-name="Times New Roman" fo:font-size="12pt" officeooo:rsid="0055ccf5" style:font-size-asian="12pt" style:font-size-complex="12pt"/>
    </style:style>
    <style:style style:name="T51" style:family="text">
      <style:text-properties style:font-name="Times New Roman" fo:font-size="12pt" officeooo:rsid="0063a613" style:font-size-asian="12pt" style:font-size-complex="12pt"/>
    </style:style>
    <style:style style:name="T52" style:family="text">
      <style:text-properties style:font-name="Times New Roman" fo:font-size="12pt" officeooo:rsid="002ebad7" style:font-size-asian="12pt" style:font-size-complex="12pt"/>
    </style:style>
    <style:style style:name="T53" style:family="text">
      <style:text-properties style:font-name="Times New Roman" fo:font-size="12pt" officeooo:rsid="005bdee1" style:font-size-asian="12pt" style:font-size-complex="12pt"/>
    </style:style>
    <style:style style:name="T54" style:family="text">
      <style:text-properties style:font-name="Times New Roman" fo:font-size="12pt" officeooo:rsid="006486e8" style:font-size-asian="12pt" style:font-size-complex="12pt"/>
    </style:style>
    <style:style style:name="T55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56" style:family="text">
      <style:text-properties style:font-name="Times New Roman" fo:font-size="12pt" fo:language="en" fo:country="US" style:font-size-asian="12pt" style:font-size-complex="12pt"/>
    </style:style>
    <style:style style:name="T57" style:family="text">
      <style:text-properties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8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T59" style:family="text">
      <style:text-properties style:font-name="Times New Roman" fo:font-size="12pt" fo:language="ru" fo:country="RU" officeooo:rsid="006486e8" style:font-size-asian="12pt" style:font-size-complex="12pt"/>
    </style:style>
    <style:style style:name="T60" style:family="text">
      <style:text-properties style:font-name="Times New Roman" officeooo:rsid="0057798c"/>
    </style:style>
    <style:style style:name="T61" style:family="text">
      <style:text-properties officeooo:rsid="0124f5d6"/>
    </style:style>
    <style:style style:name="T62" style:family="text">
      <style:text-properties officeooo:rsid="00118edc"/>
    </style:style>
    <style:style style:name="T63" style:family="text"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64" style:family="text">
      <style:text-properties style:use-window-font-color="true" style:font-name="Times New Roman" fo:font-size="12pt" fo:language="ru" fo:country="RU" officeooo:rsid="0016de23" style:font-name-asian="Times New Roman" style:font-size-asian="12pt" style:font-name-complex="Times New Roman" style:font-size-complex="12pt" style:language-complex="ar" style:country-complex="SA"/>
    </style:style>
    <style:style style:name="T65" style:family="text">
      <style:text-properties style:use-window-font-color="true" style:font-name="Times New Roman" fo:font-size="12pt" fo:language="ru" fo:country="RU" officeooo:rsid="001eb432" style:font-name-asian="Times New Roman" style:font-size-asian="12pt" style:font-name-complex="Times New Roman" style:font-size-complex="12pt" style:language-complex="ar" style:country-complex="SA"/>
    </style:style>
    <style:style style:name="T66" style:family="text">
      <style:text-properties style:use-window-font-color="true" style:font-name="Times New Roman" fo:font-size="12pt" fo:language="ru" fo:country="RU" officeooo:rsid="001ed13b" style:font-name-asian="Times New Roman" style:font-size-asian="12pt" style:font-name-complex="Times New Roman" style:font-size-complex="12pt" style:language-complex="ar" style:country-complex="SA"/>
    </style:style>
    <style:style style:name="T67" style:family="text">
      <style:text-properties style:use-window-font-color="true" style:font-name="Times New Roman" fo:font-size="12pt" fo:language="ru" fo:country="RU" officeooo:rsid="002002d3" style:font-name-asian="Times New Roman" style:font-size-asian="12pt" style:font-name-complex="Times New Roman" style:font-size-complex="12pt" style:language-complex="ar" style:country-complex="SA"/>
    </style:style>
    <style:style style:name="T68" style:family="text">
      <style:text-properties style:use-window-font-color="true" style:font-name="Times New Roman" fo:font-size="12pt" fo:language="ru" fo:country="RU" officeooo:rsid="0021afdd" style:font-name-asian="Times New Roman" style:font-size-asian="12pt" style:font-name-complex="Times New Roman" style:font-size-complex="12pt" style:language-complex="ar" style:country-complex="SA"/>
    </style:style>
    <style:style style:name="T69" style:family="text">
      <style:text-properties style:use-window-font-color="true" style:font-name="Times New Roman" fo:font-size="12pt" fo:language="ru" fo:country="RU" officeooo:rsid="00248fa7" style:font-name-asian="Times New Roman" style:font-size-asian="12pt" style:font-name-complex="Times New Roman" style:font-size-complex="12pt" style:language-complex="ar" style:country-complex="SA"/>
    </style:style>
    <style:style style:name="T70" style:family="text">
      <style:text-properties style:use-window-font-color="true" style:font-name="Times New Roman" fo:font-size="12pt" fo:language="ru" fo:country="RU" officeooo:rsid="00258002" style:font-name-asian="Times New Roman" style:font-size-asian="12pt" style:font-name-complex="Times New Roman" style:font-size-complex="12pt" style:language-complex="ar" style:country-complex="SA"/>
    </style:style>
    <style:style style:name="T71" style:family="text">
      <style:text-properties style:use-window-font-color="true" style:font-name="Times New Roman" fo:font-size="12pt" fo:language="ru" fo:country="RU" officeooo:rsid="0026d7f2" style:font-name-asian="Times New Roman" style:font-size-asian="12pt" style:font-name-complex="Times New Roman" style:font-size-complex="12pt" style:language-complex="ar" style:country-complex="SA"/>
    </style:style>
    <style:style style:name="T72" style:family="text">
      <style:text-properties style:use-window-font-color="true" style:font-name="Times New Roman" fo:font-size="12pt" fo:language="ru" fo:country="RU" officeooo:rsid="002bca9d" style:font-name-asian="Times New Roman" style:font-size-asian="12pt" style:font-name-complex="Times New Roman" style:font-size-complex="12pt" style:language-complex="ar" style:country-complex="SA"/>
    </style:style>
    <style:style style:name="T73" style:family="text">
      <style:text-properties style:use-window-font-color="true" style:font-name="Times New Roman" fo:font-size="12pt" fo:language="ru" fo:country="RU" officeooo:rsid="004a8e63" style:font-name-asian="Times New Roman" style:font-size-asian="12pt" style:font-name-complex="Times New Roman" style:font-size-complex="12pt" style:language-complex="ar" style:country-complex="SA"/>
    </style:style>
    <style:style style:name="T74" style:family="text">
      <style:text-properties style:use-window-font-color="true" style:font-name="Times New Roman" fo:font-size="12pt" fo:language="ru" fo:country="RU" officeooo:rsid="0013c121" style:font-name-asian="Times New Roman" style:font-size-asian="12pt" style:font-name-complex="Times New Roman" style:font-size-complex="12pt" style:language-complex="ar" style:country-complex="SA"/>
    </style:style>
    <style:style style:name="T75" style:family="text">
      <style:text-properties style:use-window-font-color="true" style:font-name="Times New Roman" fo:font-size="12pt" fo:language="ru" fo:country="RU" officeooo:rsid="004bdf77" style:font-name-asian="Times New Roman" style:font-size-asian="12pt" style:font-name-complex="Times New Roman" style:font-size-complex="12pt" style:language-complex="ar" style:country-complex="SA"/>
    </style:style>
    <style:style style:name="T76" style:family="text">
      <style:text-properties style:use-window-font-color="true" style:font-name="Times New Roman" fo:font-size="12pt" fo:language="ru" fo:country="RU" officeooo:rsid="00290da2" style:font-name-asian="Times New Roman" style:font-size-asian="12pt" style:font-name-complex="Times New Roman" style:font-size-complex="12pt" style:language-complex="ar" style:country-complex="SA"/>
    </style:style>
    <style:style style:name="T77" style:family="text">
      <style:text-properties style:use-window-font-color="true" style:font-name="Times New Roman" fo:font-size="12pt" fo:language="ru" fo:country="RU" officeooo:rsid="004d067a" style:font-name-asian="Times New Roman" style:font-size-asian="12pt" style:font-name-complex="Times New Roman" style:font-size-complex="12pt" style:language-complex="ar" style:country-complex="SA"/>
    </style:style>
    <style:style style:name="T78" style:family="text">
      <style:text-properties style:use-window-font-color="true" style:font-name="Times New Roman" fo:font-size="12pt" fo:language="ru" fo:country="RU" officeooo:rsid="0029cc76" style:font-name-asian="Times New Roman" style:font-size-asian="12pt" style:font-name-complex="Times New Roman" style:font-size-complex="12pt" style:language-complex="ar" style:country-complex="SA"/>
    </style:style>
    <style:style style:name="T79" style:family="text">
      <style:text-properties style:use-window-font-color="true" style:font-name="Times New Roman" fo:font-size="12pt" fo:language="ru" fo:country="RU" officeooo:rsid="0052a0a0" style:font-name-asian="Times New Roman" style:font-size-asian="12pt" style:font-name-complex="Times New Roman" style:font-size-complex="12pt" style:language-complex="ar" style:country-complex="SA"/>
    </style:style>
    <style:style style:name="T80" style:family="text">
      <style:text-properties style:use-window-font-color="true" style:font-name="Times New Roman" fo:font-size="12pt" fo:language="ru" fo:country="RU" officeooo:rsid="0057244c" style:font-name-asian="Times New Roman" style:font-size-asian="12pt" style:font-name-complex="Times New Roman" style:font-size-complex="12pt" style:language-complex="ar" style:country-complex="SA"/>
    </style:style>
    <style:style style:name="T81" style:family="text">
      <style:text-properties style:use-window-font-color="true" style:font-name="Times New Roman" fo:font-size="12pt" fo:language="ru" fo:country="RU" officeooo:rsid="0057798c" style:font-name-asian="Times New Roman" style:font-size-asian="12pt" style:font-name-complex="Times New Roman" style:font-size-complex="12pt" style:language-complex="ar" style:country-complex="SA"/>
    </style:style>
    <style:style style:name="T82" style:family="text">
      <style:text-properties style:use-window-font-color="true" style:font-name="Times New Roman" fo:font-size="12pt" fo:language="ru" fo:country="RU" officeooo:rsid="0058b262" style:font-name-asian="Times New Roman" style:font-size-asian="12pt" style:font-name-complex="Times New Roman" style:font-size-complex="12pt" style:language-complex="ar" style:country-complex="SA"/>
    </style:style>
    <style:style style:name="T83" style:family="text">
      <style:text-properties style:use-window-font-color="true" style:font-name="Times New Roman" fo:font-size="12pt" fo:language="ru" fo:country="RU" officeooo:rsid="005915f4" style:font-name-asian="Times New Roman" style:font-size-asian="12pt" style:font-name-complex="Times New Roman" style:font-size-complex="12pt" style:language-complex="ar" style:country-complex="SA"/>
    </style:style>
    <style:style style:name="T84" style:family="text">
      <style:text-properties style:use-window-font-color="true" style:font-name="Times New Roman" fo:font-size="12pt" fo:language="ru" fo:country="RU" officeooo:rsid="005abf7e" style:font-name-asian="Times New Roman" style:font-size-asian="12pt" style:font-name-complex="Times New Roman" style:font-size-complex="12pt" style:language-complex="ar" style:country-complex="SA"/>
    </style:style>
    <style:style style:name="T85" style:family="text">
      <style:text-properties style:use-window-font-color="true" style:font-name="Times New Roman" fo:font-size="12pt" fo:language="ru" fo:country="RU" officeooo:rsid="0062ae6f" style:font-name-asian="Times New Roman" style:font-size-asian="12pt" style:font-name-complex="Times New Roman" style:font-size-complex="12pt" style:language-complex="ar" style:country-complex="SA"/>
    </style:style>
    <style:style style:name="T86" style:family="text">
      <style:text-properties style:use-window-font-color="true" style:font-name="Times New Roman" fo:font-size="12pt" fo:language="ru" fo:country="RU" officeooo:rsid="0063a613" style:font-name-asian="Times New Roman" style:font-size-asian="12pt" style:font-name-complex="Times New Roman" style:font-size-complex="12pt" style:language-complex="ar" style:country-complex="SA"/>
    </style:style>
    <style:style style:name="T87" style:family="text">
      <style:text-properties style:use-window-font-color="true" style:font-name="Times New Roman" fo:font-size="12pt" fo:language="ru" fo:country="RU" officeooo:rsid="006486e8" style:font-name-asian="Times New Roman" style:font-size-asian="12pt" style:font-name-complex="Times New Roman" style:font-size-complex="12pt" style:language-complex="ar" style:country-complex="SA"/>
    </style:style>
    <style:style style:name="T88" style:family="text">
      <style:text-properties style:use-window-font-color="true" style:font-name="Times New Roman" fo:font-size="12pt" fo:language="ru" fo:country="RU" officeooo:rsid="002ebad7" style:font-name-asian="Times New Roman" style:font-size-asian="12pt" style:font-name-complex="Times New Roman" style:font-size-complex="12pt" style:language-complex="ar" style:country-complex="SA"/>
    </style:style>
    <style:style style:name="T89" style:family="text">
      <style:text-properties style:use-window-font-color="true" style:font-name="Times New Roman" fo:font-size="12pt" fo:language="en" fo:country="US" officeooo:rsid="0032e7e2" style:font-name-asian="Times New Roman" style:font-size-asian="12pt" style:font-name-complex="Times New Roman" style:font-size-complex="12pt" style:language-complex="ar" style:country-complex="SA"/>
    </style:style>
    <style:style style:name="T90" style:family="text">
      <style:text-properties style:use-window-font-color="true" style:font-name="Times New Roman" fo:font-size="12pt" fo:language="en" fo:country="US" officeooo:rsid="004bdf77" style:font-name-asian="Times New Roman" style:font-size-asian="12pt" style:font-name-complex="Times New Roman" style:font-size-complex="12pt" style:language-complex="ar" style:country-complex="SA"/>
    </style:style>
    <style:style style:name="T91" style:family="text">
      <style:text-properties style:use-window-font-color="true" style:font-name="Times New Roman" fo:font-size="12pt" fo:language="en" fo:country="US" officeooo:rsid="0012a631" style:font-name-asian="Times New Roman" style:font-size-asian="12pt" style:font-name-complex="Times New Roman" style:font-size-complex="12pt" style:language-complex="ar" style:country-complex="SA"/>
    </style:style>
    <style:style style:name="T92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93" style:family="text">
      <style:text-properties style:use-window-font-color="true" fo:language="ru" fo:country="RU" officeooo:rsid="004a8e63" style:font-name-asian="Times New Roman" style:font-name-complex="Times New Roman" style:language-complex="ar" style:country-complex="SA"/>
    </style:style>
    <style:style style:name="T94" style:family="text">
      <style:text-properties style:use-window-font-color="true" fo:language="ru" fo:country="RU" officeooo:rsid="004d0f5a" style:font-name-asian="Times New Roman" style:font-name-complex="Times New Roman" style:language-complex="ar" style:country-complex="SA"/>
    </style:style>
    <style:style style:name="T95" style:family="text">
      <style:text-properties style:use-window-font-color="true" fo:language="ru" fo:country="RU" officeooo:rsid="00199bdc" style:font-name-asian="Times New Roman" style:font-name-complex="Times New Roman" style:language-complex="ar" style:country-complex="SA"/>
    </style:style>
    <style:style style:name="T96" style:family="text">
      <style:text-properties officeooo:rsid="001392b9"/>
    </style:style>
    <style:style style:name="T97" style:family="text">
      <style:text-properties officeooo:rsid="00133dce"/>
    </style:style>
    <style:style style:name="T98" style:family="text">
      <style:text-properties officeooo:rsid="000fd673"/>
    </style:style>
    <style:style style:name="T99" style:family="text">
      <style:text-properties officeooo:rsid="001324bf"/>
    </style:style>
    <style:style style:name="T100" style:family="text">
      <style:text-properties officeooo:rsid="00139181"/>
    </style:style>
    <style:style style:name="T101" style:family="text">
      <style:text-properties fo:font-size="14pt" fo:language="en" fo:country="US" fo:font-weight="bold" style:font-size-asian="14pt" style:font-weight-asian="bold"/>
    </style:style>
    <style:style style:name="T102" style:family="text">
      <style:text-properties officeooo:rsid="002ebad7"/>
    </style:style>
    <style:style style:name="T103" style:family="text">
      <style:text-properties officeooo:rsid="0035d5df"/>
    </style:style>
    <style:style style:name="T104" style:family="text">
      <style:text-properties officeooo:rsid="0047bb5d"/>
    </style:style>
    <style:style style:name="T105" style:family="text">
      <style:text-properties officeooo:rsid="004a8e63"/>
    </style:style>
    <style:style style:name="T106" style:family="text">
      <style:text-properties officeooo:rsid="0057798c"/>
    </style:style>
    <style:style style:name="T107" style:family="text">
      <style:text-properties officeooo:rsid="005bdee1"/>
    </style:style>
    <style:style style:name="T108" style:family="text">
      <style:text-properties officeooo:rsid="0060ff9c"/>
    </style:style>
    <style:style style:name="T109" style:family="text">
      <style:text-properties officeooo:rsid="0062ae6f"/>
    </style:style>
    <style:style style:name="T110" style:family="text">
      <style:text-properties officeooo:rsid="0063a613"/>
    </style:style>
    <style:style style:name="T111" style:family="text">
      <style:text-properties officeooo:rsid="006486e8"/>
    </style:style>
    <style:style style:name="T112" style:family="text">
      <style:text-properties fo:language="ru" fo:country="RU"/>
    </style:style>
    <style:style style:name="T113" style:family="text">
      <style:text-properties officeooo:rsid="0031111e"/>
    </style:style>
    <style:style style:name="fr1" style:family="graphic" style:parent-style-name="OLE">
      <style:graphic-properties fo:margin-left="0cm" fo:margin-right="0cm" fo:margin-top="0cm" fo:margin-bottom="0cm" style:vertical-pos="from-top" fo:padding="0.002cm" fo:border="non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Одной из актуальных задач цифровой обработки сигналов является коррекция лине<text:span text:style-name="T26">йных искажений в сигнальных и измерительных трактах различных аналого-цифровых систем. В своей работе я рассматривал возможность использования ЦФ для решения данной задачи. Ц</text:span><text:span text:style-name="T27">ифровой </text:span><text:span text:style-name="T26">фильтр является сложной системой, совокупное качество которой определяется, прежде всего, такими функциональными его показателями, как селективная способность, вычислительная сложность, динамический диапазон. Под </text:span><text:span text:style-name="T55">селективной способностью</text:span><text:span text:style-name="T26"> понимают возможность удовлетворения совокупности требуемых характеристик фильтра в частотной области, таких как АЧХ, ФЧХ, ФЗ и ГВЗ при произвольной форме их задания и требуемой частотной шкале </text:span></text:p>
      <text:p text:style-name="P11"><text:s/><text:span text:style-name="T1">Вычислительная сложность</text:span> определяется реальным временем расчёта его отклика при реализации фильтра на выбранной цифровой платформе. К о<text:span text:style-name="T3">сновным факторам, определяющим </text:span><text:span text:style-name="T4">быстродействие</text:span><text:span text:style-name="T3">, относятся алгоритм цифровой фильтрации (при этом наибольшее быстрод. имеет рекурсивный алгоритм), используемая </text:span><text:span text:style-name="T4">арифметика вычислений</text:span><text:span text:style-name="T3"> (минимальное </text:span>время расчёта отклика обеспечивают, как известно, целочисленные вычисления), <text:span text:style-name="T1">разрядность</text:span> представления данных (малая разрядность весьма существенно сокращает время расчёта отклика фильтра), способ реализации фильтра, а также построение ЦФ<text:span text:style-name="T3"> </text:span><text:span text:style-name="T4">без умножителей</text:span><text:span text:style-name="T3"> и использование минимально-фазовых и полиномиальных структур.</text:span> </text:p>
      <text:p text:style-name="P12">При этом необходимо отметить, что линейные ЦФ являются диспергирующими системами обработки цифровых сигналов, что обычно является негативным фактором. Частотная дисперсия обусловлена различным временем обработки спектральных составляющих входного широкополосного сигнала. Так в физически реализуемых цифровых линейных фильтрах наблюдается сильная как положительная, так и отрицательная частотная дисперсия сигнала.</text:p>
      <text:p text:style-name="P14">При определённых условиях возможна и минимальная, околонулевая дисперсия. Коэффициент частотной дисперсии для стационарной фильтрующей системы может быть введён по аналогии с волновыми структурами (волноводах, световодах), где <text:span text:style-name="T103">существует</text:span> хроматическая дисперсия. </text:p>
      <text:p text:style-name="P14">Формально обработку спектральных составляющих в стационарной линейной системе определяет, как известно, г<text:span text:style-name="T3">рупповое время запаздывания (ГВЗ), как производная фазовой характеристики фильтра <text:s/>по частоте, а формальной оценкой частотной дисперсии сигнала в цифровом фильтрующей системе является коэффициент дисперсии </text:span><text:span text:style-name="T22">D</text:span><text:span text:style-name="T3">, как скорость изменения </text:span>г<text:span text:style-name="T3">руппового времени запаздывания по частоте (2). </text:span>Таким образом, <text:span text:style-name="T3">коэффициент </text:span>дисперсии являются удобной количественной мерой оценки малых фазовых <text:soft-page-break/>девиаций и может быть с успехом использован для синтеза цифровых компенсаторов дисперсии.</text:p>
      <text:p text:style-name="P10"><text:span text:style-name="T2">Целью работы:</text:span> является разработка методики синтеза корректоров и <text:span text:style-name="T62">компенсаторов частотной </text:span>дисперси<text:span text:style-name="T62">и</text:span> <text:span text:style-name="T62">на основе цифровых фазовых фильтров для </text:span>сигнальных видео и радиотрактов с учётом возможности их реализации на целочисленных цифровых платформах.</text:p>
      <text:p text:style-name="P31">В соответствии с поставленной целью решались следующие <text:span text:style-name="T2">задачи диссертационной работы:</text:span></text:p>
      <text:p text:style-name="P29">- Разработка дискретных моделей цифровых фазовых БИХ-фильтров с учётом характеристик частотной дисперсии сигнала;</text:p>
      <text:p text:style-name="P29">- Анализ систематических ошибок аналитического синтеза цифровых фазовых корректоров и компенсаторов частотной дисперсии;</text:p>
      <text:p text:style-name="P29">- Постановка задачи синтеза <text:span text:style-name="T96">цифровых фазовых корректоров</text:span> и <text:span text:style-name="T96">компенсаторов частотной дисперсии</text:span> на дискретном множестве параметров методами нелинейного математического программирования с заданной системой прямых и функциональных ограничений;</text:p>
      <text:p text:style-name="P10">- Дискретный синтез корректоров фазовых искажений сигнальных видео и радиотрактов, реализованных на фазовых БИХ-фильт<text:span text:style-name="T97">р</text:span>ах; </text:p>
      <text:p text:style-name="P9"><text:span text:style-name="T63">- Дискретный синтез компенсаторов </text:span><text:span text:style-name="T73">линейно возрастающей</text:span><text:span text:style-name="T63"> и </text:span><text:span text:style-name="T73">линейно падающей</text:span><text:span text:style-name="T63"> частотной дисперсии в каналах высокос</text:span><text:span text:style-name="T74">к</text:span><text:span text:style-name="T63">оростной линии передачи; </text:span></text:p>
      <text:p text:style-name="P10">- Тестовое модельное и экспериментальное исследование на реальном сигнале синтезированных квантованных корректоров фазовых искажений сигнального <text:span text:style-name="T61">или измерительного </text:span>видео и радиотрактов.</text:p>
      <text:p text:style-name="P4"><text:span text:style-name="T92">На первом этапе выполнения раб</text:span>оты осуществлялась разработка дискретной модели рекурсивного ЦФ <text:span text:style-name="T98">(рисунок 3)</text:span>. </text:p>
      <text:p text:style-name="P5">В вещественной арифметике вычислений <text:span text:style-name="T108">комплексный коэффициент передачи и </text:span>разностные уравнения БИХ и КИХ-фильтров выглядят следующим образом. Все коэффициенты являются вещественными и по модулю не превосходят 1, а классический расчёт ЦФ осуществляется билинейным преобразованием аналогового прототипа. Основными недостатками описания и синтеза фильтра в непрерывном вещественном пространстве параметров являются: невозможность аналитического дифференцирования фазовой характеристики для расчёта коэффициента дисперсии, неустранимая ошибка квантования и высокие вычислительные затраты.</text:p>
      <text:p text:style-name="P8"><text:soft-page-break/><text:span text:style-name="T26">Указанные недостатки иллюстрирует пример синтеза рекурсивного ФНЧ по аналоговому прототипу в пакете </text:span><text:span text:style-name="T89">OCTAVE</text:span><text:span text:style-name="T91">. </text:span><text:span text:style-name="T26">Фазовая нелинейность здесь видна невооружённым глазом, что определяет чрезвычайную частотную дисперсию в полосе пропускания фильтра. При квантовании до 8 бит ФЧХ в полосе пропускания изменяется, что, в с</text:span><text:span text:style-name="T48">в</text:span><text:span text:style-name="T26">ою очередь, вызовет весьма существенную модификацию и дисперсионной характеристики. </text:span></text:p>
      <text:p text:style-name="P6">Неустранимая ошибка квантования обусловлена тем, что при синтезе по аналоговому прототипу значения коэффициентов фильтра в интервале <text:span text:style-name="T105">единицы</text:span> получаются с бесконечной точностью и для их реализации заданным числом двоичных разрядов их необходимо округлять, то есть квантовать по известному алгоритму. <text:span text:style-name="T99">Г</text:span>де ε – ошибка квантования. Эта ошибка квантования делает невозможным синтез БИХ-фильтров по их дисперсионным хар<text:span text:style-name="T100">актеристи</text:span>кам, так как дисперсия, как вторая производная, очень чувствительна к малейшим отклонениям коэффициентов от их расчётного значения.</text:p>
      <text:p text:style-name="P3">Однако систематическую ошибку квантования вполне можно устранить полностью, осуществив дискретизацию параметрического пространства коэффициентов только теми значениями, при которых ошибка квантования равна нулю. Наиболее целесообразна и практически значима целочисленная дискретизация коэффициентов, то есть кодирование дискретных значений целочисленным квантом С<text:span text:style-name="T21">int</text:span>. Разрядность же представления при этом определяется интервалом изменения целочисленных коэффициентов фильтра. Такие целочисленные ЦФ могут быть физически реализованы на любых цифровых платформах (МК, ДСП, ПЛИС) и позволяют обеспечить максимальное быстродействие, так как целочисленные операции в алгоритме цифровой фильтрации намного короче вещественных.</text:p>
      <text:p text:style-name="P48"><text:span text:style-name="T26">Представим сигнальный тракт или некоторую его часть, вносящие искажения, в виде некоторого искажающего звена (рис</text:span><text:span text:style-name="T49">унок 6</text:span><text:span text:style-name="T26">), последовательно с которым включёно корректирующее звено –корректор линейных искажений. </text:span><text:span text:style-name="T5">Вся цепь не вносит искажений, если </text:span><text:span text:style-name="T8">АЧХ в полосе постоянна, а ФЧХ линейна</text:span><text:span text:style-name="T13">. </text:span><text:span text:style-name="T85">И</text:span><text:span text:style-name="T26"> для коррекции только фазовых искажений фаза коэффициента передачи корректора должна удовлетворять соотношению</text:span><text:span text:style-name="T8">. А</text:span><text:span text:style-name="T5"> </text:span><text:span text:style-name="T26">модуль коэффициента передачи корректора для сохранения АЧХ сигнального тракта неизменной полагается равным единице в рабочем диапазоне частот.</text:span></text:p>
      <text:p text:style-name="P30"><text:span text:style-name="T26">Таким образом, при синтезе необходимо одновременно обеспечивать выполнение требований (</text:span><text:span text:style-name="T64">5</text:span><text:span text:style-name="T26">) и (</text:span><text:span text:style-name="T64">6</text:span><text:span text:style-name="T26">) к совокупности противоречивых частотных характеристик фазового корректора, что аналитическими подходами сделать весьма непросто. Указанные требования можно удовлетворить построением цифрового фазового корректора (ЦФК) на </text:span><text:soft-page-break/><text:span text:style-name="T26">основе БИХ-фильтра в стандартной топологии с передаточной функцией (</text:span><text:span text:style-name="T64">5</text:span><text:span text:style-name="T26">) </text:span><text:span text:style-name="T41">для квантованных коэффициентов</text:span><text:span text:style-name="T26">. </text:span><text:span text:style-name="T39">Но при этом может возникнуть паразитная амплитудная искажение, так как строго единичный уровень передачи в таком фильтре выполнить не удасться.</text:span><text:span text:style-name="T26"> Однако более эффективным вариантом является построение ЦФК на основе цифровой фазовой цепи, в которой условие (</text:span><text:span text:style-name="T64">6</text:span><text:span text:style-name="T26">) выполняется автоматически. Фазовая цепь по определению воздействует только на фазовый спектр обрабатываемого широкополосного сигнала. Такой фазовый фильтр имеет </text:span><text:span text:style-name="T40">строго</text:span><text:span text:style-name="T26"> единичный модуль коэффициента передачи на всем частотном интервале Найквиста и сложный закон изменения его аргумента, то есть ФЧХ. Возможность реализации требуемого сложного закона изменения ФЧХ позволяет эффективно использовать такой фильтр для коррекции фазовых искажений в сигнальных и измерительных трактах. Характерной особенностью является </text:span><text:span text:style-name="T79">зеркальная симметрия </text:span><text:span text:style-name="T26">коэффициенты числителя и знаменателя </text:span><text:span text:style-name="T41">фильтра. </text:span><text:span text:style-name="T26">С помощью данной модели возможен как расчёт дисперсионной характеристики фазового БИХ-фильтра численными методами, так и решение задачи его синтеза с учетом фазовых и дисперсионных требований.</text:span></text:p>
      <text:p text:style-name="P11">Для практической реализации разработана программа расчёта отклика целочисленного ЦФК, реализованного на микроконтроллере или сигнальном процессоре. По коду Ассемблера данной программы проведена оценка вычислительных затрат при использовании МК МК <text:span text:style-name="T21">MSP</text:span>430<text:span text:style-name="T21">F</text:span>1611, а в таблице приведено время расчёта отклика корректора для тактовой частоты 8 МГц.</text:p>
      <text:p text:style-name="P37">На первом этапе производилась оценка систематических ошибок аналитического синтеза. Это ошибки аппроксимации характеристик на стадии технического решения <text:span text:style-name="T109">и</text:span> ошибки квантования параметров на стадии практической реализации корректора.</text:p>
      <text:p text:style-name="P26">Однако устранить эти ошибки вполне возможно применением современных методов дискретного программирования, дискретной оптимизации, которые <text:span text:style-name="T3">позволяют заменить процедуру аналитической аппроксимации </text:span><text:span text:style-name="T19">дискретным табулированным представлением</text:span><text:span text:style-name="T3"> характеристик, причём ошибка </text:span><text:span text:style-name="T20">представления</text:span><text:span text:style-name="T3"> характеристик даже весьма сложной формы может быть минимизирована соответствующим выбором шага частотной дискретизации. </text:span></text:p>
      <text:p text:style-name="P25"><text:span text:style-name="T5">С другой стороны </text:span><text:span text:style-name="T6">табулированное представление позволяет легко рассчитать дисперсию численными методами.</text:span><text:span text:style-name="T5"> </text:span><text:span text:style-name="T26">Ошибки квантования также легко устранить полностью, осуществив дискретизацию параметрического пространства коэффициентов. Разрядность такого представления определяется интервалом изменения целочисленных коэффициентов, что имеет весьма существенные преимущества для практического </text:span><text:soft-page-break/><text:span text:style-name="T26">применения. </text:span><text:span text:style-name="T11">Такое представление</text:span><text:span text:style-name="T5"> позволяет применять для синтеза технического решения эффективные методы многокритериальной оптимизации.</text:span></text:p>
      <text:p text:style-name="P11">Поэтому в своей работе использовал известную методологию синтеза решения на дискретной сетке кода Грея, предложеную в 60-х годах проф. Б.С.Воиновым. Она состоит из двух принципиальных частей: </text:p>
      <text:p text:style-name="P11">- постановки задачи синтеза, как задачи нелинейного МП с заданной системой прямых и функциональных ограничений;</text:p>
      <text:p text:style-name="P11">- решение задачи НМП численными методами поиска на сетке с заданной дискретностью.</text:p>
      <text:p text:style-name="P49">Что полностью соответствует требованиям дискретизации коэффициентов в формате фиксированной точки.</text:p>
      <text:p text:style-name="P13">Поисковый алгоритм решения экстремальной задачи относится к классу глобальных алгоритмов направленного сканирования на детерминированной сетке. Таким образом, в данном алгоритме реализована <text:span text:style-name="T1">именно необходимая</text:span> для квантования коэффициентов по формату ФТ дискретность сетки. Для преобразования массива дискретных значений каждой i-ой переменной в кодовое пространство используется код Грея, который позволяет организовать построение минимизирующей последовательности на дискретной сетке при помощи так называемых сфер поиска с изменяющимися радиусами.</text:p>
      <text:p text:style-name="P13">Характерными особенностями данного поискового алгоритма является высокая надёжность отделения глобального экстремума, малые потери на поиск, эффективная работа в пространстве высокой размерности, а также отсутствие априори настраиваемых параметров.</text:p>
      <text:p text:style-name="P17"><text:span text:style-name="T26">Таким образом, постановка </text:span><text:span text:style-name="T42">дискретного </text:span><text:span text:style-name="T26">синтеза ЦФК и ЦКД с учётом фазовых и дисперсионных требований в целочисленном пространстве параметров определялась следующей задачей ЦНП. </text:span><text:span text:style-name="T28">С</text:span><text:span text:style-name="T26">оотношения определяли прямые ограничения на целочисленные коэффициенты фазового БИХ-фильтра. Функциональные ограничения устойчивочти рекурсивного фильтра определялись допустимым радиусом полюсов его передаточной функции, а целевая функция формировалась по критерию СКО при синтезе фазового корректора и в виде взвешенной суммы частных целевых функций, определяющих требования к ГВЗ и дисперсии синтезируемого компенсатора дисперсионных искажений. </text:span><text:span text:style-name="T50">Целевая функция по совокупности требуемых частотных характеристик, когда частные целевые функции формировались по СКО или по минимизации максимальной ошибки.</text:span></text:p>
      <text:p text:style-name="P23"><text:soft-page-break/><text:span text:style-name="T43">На следующем этапе осуществлялся синтез корректора искажений видеотракта. С</text:span><text:span text:style-name="T26">игнальный видеотракт </text:span><text:span text:style-name="T5">может быть адекватно смоделирован фильтро</text:span><text:span text:style-name="T7">м</text:span><text:span text:style-name="T5"> нижних частот с частотой среза до 20 – 30 кГц</text:span><text:span text:style-name="T26">. В данном случае рассмотрен именно этот вариант коррекции фазовых искажений в полосе пропускания рекурсивного цифрового фильтра Баттерворта, расчёт которого осуществлялся в пакете </text:span><text:span text:style-name="T56">OCTAVE</text:span><text:span text:style-name="T26"> по </text:span><text:span text:style-name="T80">следующим</text:span><text:span text:style-name="T26"> требованиям. </text:span><text:span text:style-name="T44">В</text:span><text:span text:style-name="T81">идно </text:span><text:span text:style-name="T5">сильную нелинейность </text:span><text:span text:style-name="T26"><draw:frame draw:style-name="fr1" draw:name="Объект8" text:anchor-type="as-char" svg:y="-0.443cm" svg:width="0.808cm" svg:height="0.55cm" draw:z-index="0"><draw:object xlink:href="./Object 9" xlink:type="simple" xlink:show="embed" xlink:actuate="onLoad"/><draw:image xlink:href="./ObjectReplacements/Object 9" xlink:type="simple" xlink:show="embed" xlink:actuate="onLoad"/></draw:frame></text:span><text:span text:style-name="T5">фазочастотной характеристики </text:span><text:span text:style-name="T26">с максимальным отклонением 48º от линейного </text:span><text:span text:style-name="T26"><draw:frame draw:style-name="fr1" draw:name="Объект9" text:anchor-type="as-char" svg:y="-0.443cm" svg:width="0.736cm" svg:height="0.55cm" draw:z-index="1"><draw:object xlink:href="./Object 10" xlink:type="simple" xlink:show="embed" xlink:actuate="onLoad"/><draw:image xlink:href="./ObjectReplacements/Object 10" xlink:type="simple" xlink:show="embed" xlink:actuate="onLoad"/></draw:frame></text:span><text:span text:style-name="T26">закона</text:span><text:span text:style-name="T5">.</text:span></text:p>
      <text:p text:style-name="P33">На этом же рисунке приведена и требуемая фазовая характеристика <text:span text:style-name="T106">и</text:span>з предположения, что фазовый набег на частоте среза <text:span text:style-name="T21">fc</text:span>=400 Гц одинаков для искажающей и корректирующей цепи.</text:p>
      <text:p text:style-name="P15"><text:span text:style-name="T26">Постановка задачи дискретного синтеза корректора фазовых искажений низкочастотного видеотракта выглядит </text:span><text:span text:style-name="T29">аналогично</text:span><text:span text:style-name="T26"> (</text:span><text:span text:style-name="T29">1</text:span><text:span text:style-name="T26">1) – (</text:span><text:span text:style-name="T65">14</text:span><text:span text:style-name="T26">) при </text:span><text:span text:style-name="T65">соответствующей ему</text:span><text:span text:style-name="T26"> спецификации требований.</text:span></text:p>
      <text:p text:style-name="P18"><text:span text:style-name="T26">На </text:span><text:span text:style-name="T66">с</text:span><text:span text:style-name="T86">лайде</text:span><text:span text:style-name="T26"> показаны результаты дискретного синтеза ЦФК по данным спецификациям </text:span><text:span text:style-name="T51">и</text:span><text:span text:style-name="T26"> приведены оптимальные 8-битовые коэффициенты корректора.</text:span><text:span text:style-name="T51"> </text:span><text:span text:style-name="T81">И</text:span><text:span text:style-name="T26">нерционность корректора составляла 4 семпла по задержке его импульсного отклика. Из характеристик скорректированного видеотракта видно, что фазовая нелинейность в полосе коррекции составляла 6 градусов, то есть уменьшилась в 8 раз, а инерционность </text:span><text:span text:style-name="T81">не превышала</text:span><text:span text:style-name="T26"> до 10 семплов.</text:span></text:p>
      <text:p text:style-name="P52"><text:span text:style-name="T44">Приведена </text:span><text:span text:style-name="T26">задачи синтеза </text:span><text:span text:style-name="T44">методами </text:span><text:span text:style-name="T26">дискретного </text:span><text:span text:style-name="T44">программирования </text:span><text:span text:style-name="T26">корректора фазовых искажений узкополосного радиотракта при следующей спецификации требований. </text:span><text:span text:style-name="T12">М</text:span><text:span text:style-name="T5">оделирование радиотракта было осуществлено узкополосным</text:span><text:span text:style-name="T26"> эллиптическим фильтром, расчёт которого осуществлялся в пакете </text:span><text:span text:style-name="T56">OCTAVE</text:span><text:span text:style-name="T26"> по селективным требованиям полосно-пропускающего фильтра 12-го порядка. Н</text:span><text:span text:style-name="T5">елинейность </text:span><text:span text:style-name="T26"><draw:frame draw:style-name="fr1" draw:name="Объект14" text:anchor-type="as-char" svg:y="-0.443cm" svg:width="0.808cm" svg:height="0.55cm" draw:z-index="2"><draw:object xlink:href="./Object 15" xlink:type="simple" xlink:show="embed" xlink:actuate="onLoad"/><draw:image xlink:href="./ObjectReplacements/Object 15" xlink:type="simple" xlink:show="embed" xlink:actuate="onLoad"/></draw:frame></text:span><text:span text:style-name="T5">фазочастотной характеристики </text:span><text:span text:style-name="T26">в полосе пропускания</text:span><text:span text:style-name="T5"> </text:span><text:span text:style-name="T81">достигала</text:span><text:span text:style-name="T26"> 12º</text:span><text:span text:style-name="T5">. </text:span><text:span text:style-name="T81">И она могла быть скомпенсирована следующей</text:span><text:span text:style-name="T26"> фазов</text:span><text:span text:style-name="T44">ой</text:span><text:span text:style-name="T26"> характеристик</text:span><text:span text:style-name="T44">ой корректора.</text:span></text:p>
      <text:p text:style-name="P19"><text:span text:style-name="T68">Д</text:span><text:span text:style-name="T82">алее</text:span><text:span text:style-name="T26"> показаны результаты дискретного синтеза </text:span><text:span text:style-name="T82">корретора</text:span><text:span text:style-name="T26"> </text:span><text:span text:style-name="T82">радиотракта</text:span><text:span text:style-name="T26">. В таблице </text:span><text:span text:style-name="T32">3</text:span><text:span text:style-name="T26"> приведены оптимальные 8-битовые коэффициенты корректора </text:span><text:span text:style-name="T45">в целочисленном и вещественном представлении. Верхние три графика показывают синтезированные характеристики корректора, а нижние — работа корректора в составе радиотракта. Требуемая фазовая характеристика была реализована с высокой точностью. </text:span><text:span text:style-name="T26">Из характеристик скорректированного радиотракта видно, что фазовая нелинейность в полосе коррекции не превышала 2 градусов, то есть уменьшилась в 6 раз, </text:span><text:span text:style-name="T45">при этом АЧХ </text:span><text:soft-page-break/><text:span text:style-name="T45">тракта осталась неизменной</text:span><text:span text:style-name="T26">. </text:span><text:span text:style-name="T45">И</text:span><text:span text:style-name="T26">нерционность </text:span><text:span text:style-name="T82">не превышала</text:span><text:span text:style-name="T26"> 6 семплов по задержке импульсного отклика.</text:span></text:p>
      <text:p text:style-name="P20"><text:span text:style-name="T26">На следующем этапе работы рассматривалась возможность синтеза фазового БИХ-фильтра с линейным законом изменения дисперсии в заданном частотном диапазоне, что позволяет использовать его для компенсации</text:span> <text:span text:style-name="T90">л</text:span><text:span text:style-name="T75">инейно возрастающей</text:span> <text:span text:style-name="T26">и </text:span><text:span text:style-name="T75">линейно падающей</text:span><text:span text:style-name="T26"> дисперсии в многоканальной линии связи. Например, для волоконно-оптической линии длиной 50км, использующей в качестве среды передачи волоконный световод SMF 28,</text:span><text:span text:style-name="T58"> </text:span><text:span text:style-name="T26">хроматическая дисперсия в диапазоне 1309 – 1311 нм соответствует </text:span><text:span text:style-name="T69">г</text:span><text:span text:style-name="T82">рафику</text:span><text:span text:style-name="T26">.</text:span></text:p>
      <text:p text:style-name="P32">Таким образом, для компенсации дисперсии волны дисперсионная характеристика компенсатора должна соответствовать пунктирной линии 2. Очевидно, что для обеспечения линейной дисперсионной характеристики фазочастотная характеристика цифрового рекурсивного компенсатора должна соответствовать полиному 3-ей степени (кубической параболе), а первая её производная (то есть ГВЗ) – квадратичной параболе.</text:p>
      <text:p text:style-name="P53"><text:span text:style-name="T26">Топология каскадного фазового компенсатора 4-го порядка приведена на </text:span><text:span text:style-name="T86">слайде. </text:span><text:span text:style-name="T70">С</text:span><text:span text:style-name="T26">пецификация требований к его синтезу были следующим</text:span><text:span text:style-name="T45">и. Задача синтеза ЦКД была поставлена следующим образом, при этом ц</text:span><text:span text:style-name="T26">елевая функция формировалась в виде взвешенной суммы двух частных целевых функций </text:span><text:span text:style-name="T56">f</text:span><text:span text:style-name="T24">ГВЗ</text:span><text:span text:style-name="T26">(</text:span><text:span text:style-name="T57">IX</text:span><text:span text:style-name="T26">) и </text:span><text:span text:style-name="T56">f</text:span><text:span text:style-name="T24">ДИСП</text:span><text:span text:style-name="T26">(</text:span><text:span text:style-name="T57">IX</text:span><text:span text:style-name="T26">).</text:span></text:p>
      <text:p text:style-name="P22"><text:span text:style-name="T86">П</text:span><text:span text:style-name="T26">редставлен скриншот рабочей программы при синтезе компенсатора </text:span><text:span text:style-name="T76">л</text:span><text:span text:style-name="T77">инейно возрастающей</text:span><text:span text:style-name="T26"> дисперсии в точке целочисленного оптимума. Как видно, коэффициент передачи имеет единичное значение на всем интервале Найквиста, а дисперсионная характеристика фазового фильтра в полосе компенсации линейна.</text:span></text:p>
      <text:p text:style-name="P24"><text:span text:style-name="T71">В </text:span><text:span text:style-name="T82">данной таблице приведены квантованные параметры компенсатора в целочисленном и вещественном виде. Они определяли следующие характеристики. При данном з</text:span><text:span text:style-name="T26">аконе изменения ФЧХ и ГВЗ дисперсионная характеристика имеет линейно возрастающий характер </text:span><text:span text:style-name="T34">(рисунок 13)</text:span><text:span text:style-name="T26">, что позволяет осуществлять компенсацию </text:span><text:span text:style-name="T78">л</text:span><text:span text:style-name="T77">инейно падающей</text:span><text:span text:style-name="T26"> частотной дисперсии в линии связи. </text:span><text:span text:style-name="T46">Серым цветом показана возможность перестройки дисперсионной характеристики по частоте.</text:span><text:span text:style-name="T26"> Импульсная характеристика показывает высокую устойчивость рекурсивного фазового компенсатора, так как спадает до нуля всего за 12 семплов. В </text:span><text:span text:style-name="T56">z</text:span><text:span text:style-name="T26">-области фильтр имеет две пары вещественных комплексно-сопряженных нулей и полюсов. </text:span></text:p>
      <text:p text:style-name="P21"><text:span text:style-name="T87">На этом слайде</text:span><text:span text:style-name="T26"> показаны результаты синтеза компенсатора уже с линейно падающей дисперсией в рабочем диапазоне, что позволяет осуществлять компенсацию нормальной частотной дисперсии. Оптимальные 8-битовые коэффициенты приведены в таблице. </text:span><text:span text:style-name="T46">При этом и</text:span><text:span text:style-name="T26">нерционность компенсатора </text:span><text:span text:style-name="T83">не превышает</text:span><text:span text:style-name="T26"> 4 семпла, </text:span><text:span text:style-name="T84">при</text:span><text:span text:style-name="T26"> высок</text:span><text:span text:style-name="T47">ой</text:span><text:span text:style-name="T26"> устойчивост</text:span><text:span text:style-name="T47">и</text:span><text:span text:style-name="T26"> </text:span><text:soft-page-break/><text:span text:style-name="T26">компенсатора. </text:span><text:span text:style-name="T47">Н</text:span><text:span text:style-name="T46">ули и полюса</text:span><text:span text:style-name="T26"> локализован</text:span><text:span text:style-name="T46">ы</text:span><text:span text:style-name="T26"> вдоль мнимой оси. Таким образом, методологией дискретного программирования задачи синтеза компенсаторов </text:span><text:span text:style-name="T77">линейно возрастающей</text:span><text:span text:style-name="T26"> и </text:span><text:span text:style-name="T77">линейно падающей</text:span><text:span text:style-name="T26"> дисперсии успешно решены.</text:span></text:p>
      <text:p text:style-name="P15"><text:span text:style-name="T26">Экспериментальная часть исследовательской работы осуществлялось как в форме тестового моделирования синтезированных фазовых корректоров в пакете </text:span><text:span text:style-name="T87">Матлаб</text:span><text:span text:style-name="T26"> на различных формах входных сигналов, так и форме прямого измерения частотных характеристик в реальном времени при программной реализации синтезированных корректоров на микроконтроллере. На рисунк</text:span><text:span text:style-name="T88">а</text:span><text:span text:style-name="T87">х</text:span><text:span text:style-name="T26"> показано прохождение последовательности прямоугольных видеоимпульсов через исходный и скорректированный сигнальный видеотракт, </text:span><text:span text:style-name="T53">и</text:span><text:span text:style-name="T26"> прохождение ЛЧМ-сигнала скорректированных видео и радиотрактов.</text:span></text:p>
      <text:p text:style-name="P50">Далее приведено измерение скорректированных видео и радио сигнальных трактов. Видно, что не хватает разрешения установке автоматизированного измерения ФЧХ в полосе 20Гц.</text:p>
      <text:p text:style-name="P3">Среди наиболее важных результатов, характеризующих научную новизну данной квалификационной работы, можно отметить следующее:</text:p>
      <text:p text:style-name="P27">- На основе всестороннего анализа систематических ошибок аналитических подходов к синтезу цифровых цепей коррекции фазовых искажений получена дискретная модель корректоров и компенсаторов дисперсии на основе цифровых фазовых фильтров, позволяющая устранить ошибки аппроксимации требуемых характеристик и ошибки квантования параметров при практической реализации устройства; </text:p>
      <text:p text:style-name="P3">- Предложена методика синтеза рекурсивных фазовых фильтров непосредственно на квантованном целочисленном параметрическом пространстве с использованием поисковых методов нелинейного математического программирования, позволяющих находить технические решения фазовых корректоров и компенсаторов частотной дисперсии с учётом совокупности требований к их частотным характеристикам;</text:p>
      <text:p text:style-name="P7">- Получены целочисленные решения с минимальными вычислительные затратами как <text:s/>цифровых корректоров фазовых искажений сигнальных видео и радиотрактов, так и компенсаторов <text:span text:style-name="T93">линейно возрастающей</text:span> и <text:span text:style-name="T93">линейно </text:span><text:span text:style-name="T94">падающей</text:span> частотной дисперсии в линии связи;</text:p>
      <text:p text:style-name="P3">- Разработана универсальная программа расчёта отклика рекурсивного фазового фильтра, с помощью которой проведена оценка вычислительных затрат при программной реализации фазовых корректоров и компенсаторов на микропроцессорном контроллере или сигнальном процессоре;</text:p>
      <text:p text:style-name="P28"><text:soft-page-break/>- Экспериментально установлена работоспособность синтезированных на дискретной сетке параметров фазовых корректоров, отсутствие ошибок квантования при их практической реализации, а также соответствие характеристик теоретическим расчетам.</text:p>
      <text:p text:style-name="P27">Основные положения работы, выносимые на защиту:</text:p>
      <text:p text:style-name="P27">1. Полученная дискретная модель корректоров и компенсаторов дисперсии на основе цифровых фазовых фильтров, позволяющая устранить ошибки аппроксимации требуемых характеристик и ошибки квантования параметров при практической реализации корректоров.</text:p>
      <text:p text:style-name="P3">2. Методика синтеза рекурсивных фазовых корректоров и компенсаторов частотной дисперсии на дискретной сетке квантованных параметров с использованием поисковых методов нелинейного математического программирования, позволяющих находить технические решения с учётом совокупности требований к частотным характеристикам.</text:p>
      <text:p text:style-name="P11">3. <text:span text:style-name="T104">Алгоритм и у</text:span>ниверсальная программа расчёта отклика рекурсивного фазового фильтра, с помощью которой проведена оценка вычислительных затрат при программной реализации фазовых корректоров и компенсаторов на микропроцессорном контроллере или сигнальном процессоре.</text:p>
      <text:p text:style-name="P55"><text:span text:style-name="T113">По результатам работы сделаны следующие публикации, из которых 5 в журналах из списка ВАК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, 'Malgun Gothic Semilight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 style:text-autospace="ideograph-alpha" style:punctuation-wrap="hanging" style:vertical-align="auto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12cm" fo:margin-bottom="0cm" loext:contextual-spacing="false" fo:text-align="center" style:justify-single-word="false" fo:text-indent="0.63cm" style:auto-text-indent="false" fo:keep-with-next="always" style:text-autospace="ideograph-alpha" style:punctuation-wrap="hanging" style:vertical-align="auto"/>
      <style:text-properties fo:font-size="12pt" fo:font-weight="bold" style:font-size-asian="12pt" style:font-weight-asian="bold" style:font-size-complex="12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 style:text-autospace="ideograph-alpha" style:punctuation-wrap="hanging" style:vertical-align="auto"/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Основной_20_текст_20_3" style:display-name="Основной текст 3" style:family="paragraph" style:parent-style-name="Standard">
      <style:paragraph-properties fo:line-height="200%" fo:text-align="justify" style:justify-single-word="false" style:text-autospace="ideograph-alpha" style:punctuation-wrap="hanging" style:vertical-align="auto"/>
      <style:text-properties fo:font-size="12pt" style:font-size-asian="12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text-align="justify" style:justify-single-word="false" fo:text-indent="1.27cm" style:auto-text-indent="false" style:text-autospace="ideograph-alpha" style:punctuation-wrap="hanging" style:vertical-align="auto"/>
      <style:text-properties fo:font-size="12pt" style:font-size-asian="12pt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text-autospace="ideograph-alpha" style:punctuation-wrap="hanging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4pt" style:font-size-asian="14pt"/>
    </style:style>
    <style:style style:name="Footer" style:family="paragraph" style:parent-style-name="Standard" style:class="extra">
      <style:paragraph-properties style:text-autospace="ideograph-alpha" style:punctuation-wrap="hanging" style:vertical-align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2pt" style:font-size-asian="12pt" style:font-size-complex="12pt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.212cm" fo:margin-bottom="0.212cm" loext:contextual-spacing="false" fo:text-align="justify" style:justify-single-word="false" fo:text-indent="1.251cm" style:auto-text-indent="false"/>
      <style:text-properties fo:font-size="12pt" style:font-size-asian="12pt"/>
    </style:style>
    <style:style style:name="Основной_20_текст_20_2" style:display-name="Основной текст 2" style:family="paragraph" style:parent-style-name="Standard">
      <style:paragraph-properties fo:line-height="150%" style:text-autospace="ideograph-alpha" style:punctuation-wrap="hanging" style:vertical-align="auto"/>
      <style:text-properties fo:font-size="14pt" style:font-size-asian="14pt" style:font-size-complex="12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cm" fo:margin-right="0cm" fo:text-align="justify" style:justify-single-word="false" fo:text-indent="1.249cm" style:auto-text-indent="false" style:text-autospace="ideograph-alpha" style:punctuation-wrap="hanging" style:vertical-align="auto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Обычный_20__28_Web_29_" style:display-name="Обычный (Web)" style:family="paragraph" style:parent-style-name="Standard">
      <style:paragraph-properties fo:margin-top="0.494cm" fo:margin-bottom="0.494cm" loext:contextual-spacing="false"/>
      <style:text-properties style:font-name="Arial Unicode MS" fo:font-family="'Arial Unicode MS', 'Malgun Gothic Semilight'" style:font-family-generic="swiss" style:font-pitch="variable" style:font-name-asian="Arial Unicode MS" style:font-family-asian="'Arial Unicode MS', 'Malgun Gothic Semilight'" style:font-family-generic-asian="swiss" style:font-pitch-asian="variable" style:font-name-complex="Arial Unicode MS" style:font-family-complex="'Arial Unicode MS', 'Malgun Gothic Semilight'" style:font-family-generic-complex="swiss" style:font-pitch-complex="variabl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fo:font-style="normal" fo:font-weight="bold" style:font-style-asian="normal" style:font-weight-asian="bold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5z0" style:family="text">
      <style:text-properties fo:color="#000000" fo:font-size="12pt" style:font-size-asian="12pt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fo:font-style="normal" fo:font-weight="bold" style:font-style-asian="normal" style:font-weight-asian="bold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/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/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0" style:family="text"/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Times New Roman" fo:font-family="'Times New Roman'" style:font-family-generic="roman" style:font-pitch="variable" fo:font-size="9pt" fo:font-style="normal" fo:font-weight="normal" style:font-size-asian="9pt" style:font-style-asian="normal" style:font-weight-asian="normal" style:font-name-complex="Times New Roman" style:font-family-complex="'Times New Roman'" style:font-family-generic-complex="roman" style:font-pitch-complex="variable" style:font-size-complex="9pt"/>
    </style:style>
    <style:style style:name="WW8Num42z0" style:family="text"/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/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/>
    <style:style style:name="WW8Num47z0" style:family="text"/>
    <style:style style:name="WW8NumSt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1.773cm" fo:margin-left="3.023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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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731cm" fo:text-indent="-0.635cm" fo:margin-left="7.731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9.001cm" fo:text-indent="-0.635cm" fo:margin-left="9.001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271cm" fo:text-indent="-0.635cm" fo:margin-left="10.271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541cm" fo:text-indent="-0.635cm" fo:margin-left="11.5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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131cm" fo:text-indent="-0.635cm" fo:margin-left="2.131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3.401cm" fo:text-indent="-0.635cm" fo:margin-left="3.401cm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671cm" fo:text-indent="-0.635cm" fo:margin-left="4.67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941cm" fo:text-indent="-0.635cm" fo:margin-left="5.941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7.211cm" fo:text-indent="-0.635cm" fo:margin-left="7.211cm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481cm" fo:text-indent="-0.635cm" fo:margin-left="8.481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9.751cm" fo:text-indent="-0.635cm" fo:margin-left="9.751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1.021cm" fo:text-indent="-0.635cm" fo:margin-left="11.021cm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2.291cm" fo:text-indent="-0.635cm" fo:margin-left="12.29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space" fo:text-indent="1.259cm"/>
        </style:list-level-properties>
      </text:list-level-style-number>
      <text:list-level-style-number text:level="2" text:style-name="WW8Num29z1" style:num-suffix="." style:num-format="1" text:display-levels="2">
        <style:list-level-properties text:list-level-position-and-space-mode="label-alignment">
          <style:list-level-label-alignment text:label-followed-by="space" fo:text-indent="1.259cm"/>
        </style:list-level-properties>
      </text:list-level-style-number>
      <text:list-level-style-number text:level="3" text:style-name="WW8Num29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9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9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9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9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9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9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2.131cm" fo:text-indent="-0.635cm" fo:margin-left="2.131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401cm" fo:text-indent="-0.635cm" fo:margin-left="3.401cm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4.671cm" fo:text-indent="-0.635cm" fo:margin-left="4.67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941cm" fo:text-indent="-0.635cm" fo:margin-left="5.941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7.211cm" fo:text-indent="-0.635cm" fo:margin-left="7.211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8.481cm" fo:text-indent="-0.635cm" fo:margin-left="8.481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9.751cm" fo:text-indent="-0.635cm" fo:margin-left="9.751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1.021cm" fo:text-indent="-0.635cm" fo:margin-left="11.021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2.291cm" fo:text-indent="-0.635cm" fo:margin-left="12.29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WW8Num32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2z4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2z4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style:font-name="Courier New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style:font-name="Courier New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style:font-name="Courier New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  <style:text-properties style:font-name="Courier New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  <style:text-properties style:font-name="Courier New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text:list-tab-stop-position="7.74cm" fo:text-indent="-0.635cm" fo:margin-left="7.74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9.01cm" fo:text-indent="-0.635cm" fo:margin-left="9.01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10.28cm" fo:text-indent="-0.635cm" fo:margin-left="10.28cm"/>
        </style:list-level-properties>
        <style:text-properties style:font-name="Courier New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text:list-tab-stop-position="11.55cm" fo:text-indent="-0.635cm" fo:margin-left="11.5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text:style-name="WW8Num41z0" style:num-prefix="[" style:num-suffix="] " style:num-format="1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text:style-name="WW8Num43z2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text:style-name="WW8Num43z3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text:style-name="WW8Num4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text:style-name="WW8Num43z5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WW8Num4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text:style-name="WW8Num44z2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text:style-name="WW8Num44z3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text:style-name="WW8Num44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text:style-name="WW8Num44z5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text:style-name="WW8Num44z6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text:style-name="WW8Num4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text:style-name="WW8Num44z8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text:list-tab-stop-position="3.233cm" fo:text-indent="-1.984cm" fo:margin-left="3.233cm"/>
        </style:list-level-properties>
      </text:list-level-style-number>
      <text:list-level-style-number text:level="2" text:style-name="WW8Num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45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45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4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45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45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4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45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text:style-name="WW8Num46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text:style-name="WW8Num47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9</text:page-number></text:p>
      </style:header>
      <loext:header-first>
        <text:p text:style-name="MP1"/>
      </loext:head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Частотная дисперсия в рекурсивных цифровых фильтрах</dc:title>
    <meta:initial-creator>Bugrov VN</meta:initial-creator>
    <meta:creation-date>2020-08-26T14:40:00</meta:creation-date>
    <dc:date>2021-02-09T11:48:16.349000000</dc:date>
    <meta:editing-cycles>125</meta:editing-cycles>
    <meta:editing-duration>PT5H25M10S</meta:editing-duration>
    <meta:generator>LibreOffice/6.3.3.2$Windows_x86 LibreOffice_project/a64200df03143b798afd1ec74a12ab50359878ed</meta:generator>
    <meta:document-statistic meta:table-count="0" meta:image-count="0" meta:object-count="3" meta:page-count="9" meta:paragraph-count="57" meta:word-count="2325" meta:character-count="20096" meta:non-whitespace-character-count="17808"/>
  </office:meta>
</office:document-meta>
</file>

<file path=Object 10/content.xml><?xml version="1.0" encoding="utf-8"?>
<math xmlns="http://www.w3.org/1998/Math/MathML" display="block">
  <semantics>
    <mrow>
      <mstyle mathsize="12pt">
        <msup>
          <mi>φ</mi>
          <mstyle mathsize="8pt">
            <mi>L</mi>
          </mstyle>
        </msup>
      </mstyle>
      <mrow/>
    </mrow>
    <annotation encoding="StarMath 5.0"> size 12{%varphi rSup { size 8{L} } } {}</annotation>
  </semantics>
</math>
</file>

<file path=Object 15/content.xml><?xml version="1.0" encoding="utf-8"?>
<math xmlns="http://www.w3.org/1998/Math/MathML" display="block">
  <semantics>
    <mrow>
      <mstyle mathsize="12pt">
        <msup>
          <mi>φ</mi>
          <mstyle mathsize="8pt">
            <mi>И</mi>
          </mstyle>
        </msup>
      </mstyle>
      <mrow/>
    </mrow>
    <annotation encoding="StarMath 5.0"> size 12{%varphi rSup { size 8{И} } } {}</annotation>
  </semantics>
</math>
</file>

<file path=Object 9/content.xml><?xml version="1.0" encoding="utf-8"?>
<math xmlns="http://www.w3.org/1998/Math/MathML" display="block">
  <semantics>
    <mrow>
      <mstyle mathsize="12pt">
        <msup>
          <mi>φ</mi>
          <mstyle mathsize="8pt">
            <mi>И</mi>
          </mstyle>
        </msup>
      </mstyle>
      <mrow/>
    </mrow>
    <annotation encoding="StarMath 5.0"> size 12{%varphi rSup { size 8{И} } } {}</annotation>
  </semantics>
</math>
</file>